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7.013cm" fo:margin-left="0.011cm" table:align="left"/>
    </style:style>
    <style:style style:name="Tabela2.A" style:family="table-column">
      <style:table-column-properties style:column-width="4.551cm"/>
    </style:style>
    <style:style style:name="Tabela2.B" style:family="table-column">
      <style:table-column-properties style:column-width="7.355cm"/>
    </style:style>
    <style:style style:name="Tabela2.C" style:family="table-column">
      <style:table-column-properties style:column-width="2.778cm"/>
    </style:style>
    <style:style style:name="Tabela2.D" style:family="table-column">
      <style:table-column-properties style:column-width="2.328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padding="0.176cm" fo:border="1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padding="0.176cm" fo:border="1pt solid #000000"/>
    </style:style>
    <style:style style:name="Tabela5.A11" style:family="table-cell">
      <style:table-cell-properties fo:padding-left="0.176cm" fo:padding-right="0.176cm" fo:padding-top="0.141cm" fo:padding-bottom="0.141cm" fo:border="1pt solid #000000"/>
    </style:style>
    <style:style style:name="Tabela6" style:family="table">
      <style:table-properties style:width="15.028cm" fo:margin-left="0.176cm" table:align="left"/>
    </style:style>
    <style:style style:name="Tabela6.A" style:family="table-column">
      <style:table-column-properties style:column-width="7.091cm"/>
    </style:style>
    <style:style style:name="Tabela6.B" style:family="table-column">
      <style:table-column-properties style:column-width="7.938cm"/>
    </style:style>
    <style:style style:name="Tabela6.A1" style:family="table-cell">
      <style:table-cell-properties fo:padding="0.176cm" fo:border="1pt solid #000000"/>
    </style:style>
    <style:style style:name="Tabela7" style:family="table">
      <style:table-properties style:width="15cm" fo:margin-left="0.176cm" table:align="left"/>
    </style:style>
    <style:style style:name="Tabela7.A" style:family="table-column">
      <style:table-column-properties style:column-width="7.5cm"/>
    </style:style>
    <style:style style:name="Tabela7.A1" style:family="table-cell">
      <style:table-cell-properties fo:padding-left="0.176cm" fo:padding-right="0.176cm" fo:padding-top="0.141cm" fo:padding-bottom="0.141cm" fo:border="1pt solid #cccccc"/>
    </style:style>
    <style:style style:name="P1" style:family="paragraph" style:parent-style-name="Standard">
      <style:paragraph-properties fo:margin-top="0cm" fo:margin-bottom="0cm" fo:line-height="115%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font-size="10pt" fo:background-color="#ffffff" style:font-size-asian="10pt" style:font-size-complex="10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background-color="#ffffff"/>
    </style:style>
    <style:style style:name="P7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line-height="100%" fo:text-align="justify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line-height="100%" fo:text-align="justify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line-height="100%" fo:text-align="justify" style:justify-single-word="false"/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13" style:family="paragraph" style:parent-style-name="Título">
      <style:paragraph-properties fo:line-height="100%" fo:text-align="justify" style:justify-single-word="false"/>
      <style:text-properties fo:font-size="20pt" style:font-size-asian="20pt" style:font-size-complex="20pt"/>
    </style:style>
    <style:style style:name="P14" style:family="paragraph" style:parent-style-name="Cabeçalho_20_do_20_Sumário">
      <style:paragraph-properties fo:line-height="100%"/>
    </style:style>
    <style:style style:name="P15" style:family="paragraph" style:parent-style-name="Sumário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16" style:family="paragraph" style:parent-style-name="Sumário_20_2">
      <style:paragraph-properties>
        <style:tab-stops>
          <style:tab-stop style:position="14.63cm" style:type="right" style:leader-style="dotted" style:leader-text="."/>
        </style:tab-stops>
      </style:paragraph-properties>
    </style:style>
    <style:style style:name="P17" style:family="paragraph" style:parent-style-name="Sumário_20_2">
      <style:paragraph-properties>
        <style:tab-stops>
          <style:tab-stop style:position="1.199cm"/>
          <style:tab-stop style:position="14.63cm" style:type="right" style:leader-style="dotted" style:leader-text="."/>
        </style:tab-stops>
      </style:paragraph-properties>
    </style:style>
    <style:style style:name="P18" style:family="paragraph" style:parent-style-name="Sumário_20_3">
      <style:paragraph-properties>
        <style:tab-stops>
          <style:tab-stop style:position="14.277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cm" fo:margin-bottom="0.37cm" fo:line-height="100%" fo:text-align="justify" style:justify-single-word="false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margin-top="0cm" fo:margin-bottom="0.37cm" fo:line-height="100%" fo:text-align="justify" style:justify-single-word="false" fo:text-indent="1.249cm" style:auto-text-indent="false"/>
    </style:style>
    <style:style style:name="P23" style:family="paragraph" style:parent-style-name="Standard" style:list-style-name="LS1">
      <style:paragraph-properties fo:line-height="100%" fo:text-align="justify" style:justify-single-word="false"/>
    </style:style>
    <style:style style:name="P24" style:family="paragraph" style:parent-style-name="Standard" style:list-style-name="LS2">
      <style:paragraph-properties fo:line-height="100%" fo:text-align="justify" style:justify-single-word="false"/>
    </style:style>
    <style:style style:name="P25" style:family="paragraph" style:parent-style-name="Standard" style:list-style-name="LS3">
      <style:paragraph-properties fo:line-height="100%" fo:text-align="justify" style:justify-single-word="false"/>
    </style:style>
    <style:style style:name="P26" style:family="paragraph" style:parent-style-name="Standard" style:list-style-name="LS4">
      <style:paragraph-properties fo:line-height="100%" fo:text-align="justify" style:justify-single-word="false"/>
    </style:style>
    <style:style style:name="P27" style:family="paragraph" style:parent-style-name="Standard" style:list-style-name="LS5">
      <style:paragraph-properties fo:line-height="100%" fo:text-align="justify" style:justify-single-word="false"/>
    </style:style>
    <style:style style:name="P28" style:family="paragraph" style:parent-style-name="Standard" style:list-style-name="LS6">
      <style:paragraph-properties fo:line-height="100%" fo:text-align="justify" style:justify-single-word="false"/>
    </style:style>
    <style:style style:name="P29" style:family="paragraph" style:parent-style-name="Standard" style:list-style-name="LS7">
      <style:paragraph-properties fo:line-height="100%" fo:text-align="justify" style:justify-single-word="false"/>
    </style:style>
    <style:style style:name="P30" style:family="paragraph" style:parent-style-name="Standard" style:list-style-name="LS8">
      <style:paragraph-properties fo:line-height="100%" fo:text-align="justify" style:justify-single-word="false"/>
    </style:style>
    <style:style style:name="P31" style:family="paragraph" style:parent-style-name="Standard" style:list-style-name="LS9">
      <style:paragraph-properties fo:line-height="100%" fo:text-align="justify" style:justify-single-word="false"/>
    </style:style>
    <style:style style:name="P32" style:family="paragraph" style:parent-style-name="Standard" style:list-style-name="LS10">
      <style:paragraph-properties fo:line-height="100%" fo:text-align="justify" style:justify-single-word="false"/>
    </style:style>
    <style:style style:name="P33" style:family="paragraph" style:parent-style-name="Standard" style:list-style-name="LS11">
      <style:paragraph-properties fo:line-height="100%" fo:text-align="justify" style:justify-single-word="false"/>
    </style:style>
    <style:style style:name="P34" style:family="paragraph" style:parent-style-name="Standard">
      <style:paragraph-properties fo:line-height="100%" fo:text-align="justify" style:justify-single-word="false"/>
      <style:text-properties fo:font-size="16pt" style:font-size-asian="16pt" style:font-size-complex="16pt"/>
    </style:style>
    <style:style style:name="P35" style:family="paragraph" style:parent-style-name="Standard">
      <style:paragraph-properties fo:line-height="100%" fo:text-align="justify" style:justify-single-word="false"/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6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Standard" style:list-style-name="LS1">
      <style:paragraph-properties fo:margin-top="0cm" fo:margin-bottom="0cm" fo:line-height="100%" fo:text-align="justify" style:justify-single-word="false"/>
    </style:style>
    <style:style style:name="P38" style:family="paragraph" style:parent-style-name="Standard" style:list-style-name="LS2">
      <style:paragraph-properties fo:margin-top="0cm" fo:margin-bottom="0cm" fo:line-height="100%" fo:text-align="justify" style:justify-single-word="false"/>
    </style:style>
    <style:style style:name="P39" style:family="paragraph" style:parent-style-name="Standard" style:list-style-name="LS3">
      <style:paragraph-properties fo:margin-top="0cm" fo:margin-bottom="0cm" fo:line-height="100%" fo:text-align="justify" style:justify-single-word="false"/>
    </style:style>
    <style:style style:name="P40" style:family="paragraph" style:parent-style-name="Standard" style:list-style-name="LS4">
      <style:paragraph-properties fo:margin-top="0cm" fo:margin-bottom="0cm" fo:line-height="100%" fo:text-align="justify" style:justify-single-word="false"/>
    </style:style>
    <style:style style:name="P41" style:family="paragraph" style:parent-style-name="Standard" style:list-style-name="LS6">
      <style:paragraph-properties fo:margin-top="0cm" fo:margin-bottom="0cm" fo:line-height="100%" fo:text-align="justify" style:justify-single-word="false"/>
    </style:style>
    <style:style style:name="P42" style:family="paragraph" style:parent-style-name="Standard" style:list-style-name="LS9">
      <style:paragraph-properties fo:margin-top="0cm" fo:margin-bottom="0cm" fo:line-height="100%" fo:text-align="justify" style:justify-single-word="false"/>
    </style:style>
    <style:style style:name="P43" style:family="paragraph" style:parent-style-name="Standard" style:list-style-name="LS10">
      <style:paragraph-properties fo:margin-top="0cm" fo:margin-bottom="0cm" fo:line-height="100%" fo:text-align="justify" style:justify-single-word="false"/>
    </style:style>
    <style:style style:name="P44" style:family="paragraph" style:parent-style-name="Standard" style:list-style-name="LS11">
      <style:paragraph-properties fo:margin-top="0cm" fo:margin-bottom="0cm" fo:line-height="100%" fo:text-align="justify" style:justify-single-word="false"/>
    </style:style>
    <style:style style:name="P45" style:family="paragraph" style:parent-style-name="Standard">
      <style:paragraph-properties fo:margin-left="0cm" fo:margin-right="0cm" fo:margin-top="0cm" fo:margin-bottom="0.37cm" fo:line-height="100%" fo:text-align="justify" style:justify-single-word="false" fo:text-indent="1.27cm" style:auto-text-indent="false"/>
    </style:style>
    <style:style style:name="P46" style:family="paragraph" style:parent-style-name="Standard">
      <style:paragraph-properties fo:margin-left="0cm" fo:margin-right="0cm" fo:margin-top="0cm" fo:margin-bottom="0.37cm" fo:line-height="100%" fo:text-align="justify" style:justify-single-word="false" fo:text-indent="0cm" style:auto-text-indent="false"/>
      <style:text-properties fo:font-size="12pt" style:font-name-asian="Times New Roman" style:font-size-asian="12pt" style:font-size-complex="12pt"/>
    </style:style>
    <style:style style:name="P47" style:family="paragraph" style:parent-style-name="Título" style:master-page-name="MP0">
      <style:paragraph-properties fo:line-height="100%" fo:text-align="justify" style:justify-single-word="false" style:page-number="auto" fo:break-before="page"/>
    </style:style>
    <style:style style:name="P48" style:family="paragraph" style:parent-style-name="Título">
      <style:paragraph-properties fo:line-height="100%" fo:text-align="justify" style:justify-single-word="false"/>
      <style:text-properties fo:color="#000000" fo:font-weight="bold" style:font-weight-asian="bold" style:font-weight-complex="bold"/>
    </style:style>
    <style:style style:name="P49" style:family="paragraph" style:parent-style-name="Heading_20_1">
      <style:paragraph-properties fo:line-height="100%" fo:text-align="justify" style:justify-single-word="false"/>
    </style:style>
    <style:style style:name="P50" style:family="paragraph" style:parent-style-name="Heading_20_1">
      <style:paragraph-properties fo:line-height="100%" fo:text-align="center" style:justify-single-word="false"/>
    </style:style>
    <style:style style:name="P51" style:family="paragraph" style:parent-style-name="Heading_20_3">
      <style:paragraph-properties fo:line-height="100%" fo:text-align="justify" style:justify-single-word="false"/>
    </style:style>
    <style:style style:name="P52" style:family="paragraph" style:parent-style-name="Heading_20_3">
      <style:paragraph-properties fo:margin-top="0.494cm" fo:margin-bottom="0.141cm" fo:line-height="100%" fo:text-align="justify" style:justify-single-word="false"/>
    </style:style>
    <style:style style:name="P53" style:family="paragraph" style:parent-style-name="Heading_20_2">
      <style:paragraph-properties fo:line-height="100%" fo:text-align="justify" style:justify-single-word="false"/>
    </style:style>
    <style:style style:name="P54" style:family="paragraph" style:parent-style-name="Heading_20_2">
      <style:paragraph-properties fo:margin-top="0cm" fo:margin-bottom="0.37cm" fo:line-height="100%" fo:text-align="justify" style:justify-single-word="false"/>
    </style:style>
    <style:style style:name="P55" style:family="paragraph" style:parent-style-name="Heading_20_2">
      <style:paragraph-properties fo:margin-top="0.635cm" fo:margin-bottom="0.141cm" fo:line-height="100%" fo:text-align="justify" style:justify-single-word="false"/>
    </style:style>
    <style:style style:name="P56" style:family="paragraph" style:parent-style-name="Heading_20_2">
      <style:paragraph-properties fo:margin-top="0.494cm" fo:margin-bottom="0.141cm" fo:line-height="100%" fo:text-align="justify" style:justify-single-word="false"/>
    </style:style>
    <style:style style:name="P57" style:family="paragraph" style:parent-style-name="Heading_20_2">
      <style:paragraph-properties fo:margin-top="0cm" fo:margin-bottom="0cm" fo:line-height="100%"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ffffff" style:font-size-asian="10pt" style:font-size-complex="10pt"/>
    </style:style>
    <style:style style:name="T3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4" style:family="text">
      <style:text-properties fo:font-size="10pt" fo:font-style="italic" fo:background-color="#ffffff" style:font-size-asian="10pt" style:font-style-asian="italic" style:font-size-complex="10pt" style:font-style-complex="itali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use-window-font-color="true" style:font-name="Arial" fo:font-size="28pt" style:font-size-asian="28pt" style:font-name-complex="Arial" style:font-size-complex="28pt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style:font-name="Arial" fo:background-color="#ffffff" style:font-name-asian="Arial" style:font-name-complex="Ari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fo:background-color="#ffffff" style:font-weight-asian="bold" style:font-weight-complex="bold"/>
    </style:style>
    <style:style style:name="T15" style:family="text">
      <style:text-properties fo:color="#000000" fo:font-size="11pt" style:font-size-asian="11pt" style:font-size-complex="11pt"/>
    </style:style>
    <style:style style:name="T16" style:family="text">
      <style:text-properties fo:background-color="#ffffff"/>
    </style:style>
    <style:style style:name="T17" style:family="text">
      <style:text-properties fo:color="#ff0000" fo:background-color="#ffffff"/>
    </style:style>
    <style:style style:name="T18" style:family="text">
      <style:text-properties fo:color="#ff0000" fo:font-size="10pt" fo:background-color="#ffffff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background-color="#e5ecf9"/>
    </style:style>
    <style:style style:name="T23" style:family="text">
      <style:text-properties fo:font-style="italic" fo:background-color="#ffffff" style:font-style-asian="italic" style:font-style-complex="italic"/>
    </style:style>
    <style:style style:name="T24" style:family="text">
      <style:text-properties fo:font-weight="normal"/>
    </style:style>
    <style:style style:name="T25" style:family="text">
      <style:text-properties style:font-weight-asian="normal"/>
    </style:style>
    <style:style style:name="T26" style:family="text">
      <style:text-properties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ext:p text:style-name="P8"><draw:frame draw:style-name="fr1" draw:name="Imagem 2" text:anchor-type="paragraph" svg:x="0cm" svg:y="0.974cm" svg:width="8.467cm" style:rel-width="scale" svg:height="6.35cm" style:rel-height="scale" draw:z-index="13"><draw:image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Fonte_20_parág._20_padrão"><text:span text:style-name="T5">SGB_GCONF_Plano</text:span></text:span><text:span text:style-name="Fonte_20_parág._20_padrão"><text:span text:style-name="T5">D</text:span></text:span><text:span text:style-name="Fonte_20_parág._20_padrão"><text:span text:style-name="T5">eGerência</text:span></text:span><text:span text:style-name="Fonte_20_parág._20_padrão"><text:span text:style-name="T5">De</text:span></text:span><text:span text:style-name="Fonte_20_parág._20_padrão"><text:span text:style-name="T5">Configuração </text:span></text:span></text:p>
      <text:p text:style-name="P8"><text:span text:style-name="Fonte_20_parág._20_padrão"><text:span text:style-name="T5">Versão 0.1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4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4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4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4"><text:span text:style-name="Fonte_20_parág._20_padrão"><text:span text:style-name="T7">Allan Vieira Ribeiro</text:span></text:span></text:p>
          </table:table-cell>
          <table:table-cell table:style-name="Tabela2.A2" office:value-type="string">
            <text:p text:style-name="P4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4"><text:span text:style-name="Fonte_20_parág._20_padrão"><text:span text:style-name="T7">23/10/2012</text:span></text:span></text:p>
          </table:table-cell>
          <table:table-cell table:style-name="Tabela2.A2" office:value-type="string">
            <text:p text:style-name="P4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4"><text:span text:style-name="Fonte_20_parág._20_padrão"><text:span text:style-name="T7">Cássio Augusto S. Freitas</text:span></text:span></text:p>
          </table:table-cell>
          <table:table-cell table:style-name="Tabela2.A2" office:value-type="string">
            <text:p text:style-name="P4"><text:span text:style-name="Fonte_20_parág._20_padrão"><text:span text:style-name="T7">Descrição dos tópicos do Documento(Introdução, Gerência </text:span></text:span><text:span text:style-name="Fonte_20_parág._20_padrão"><text:span text:style-name="T7">e Atividades de GCO)</text:span></text:span></text:p>
          </table:table-cell>
          <table:table-cell table:style-name="Tabela2.A2" office:value-type="string">
            <text:p text:style-name="P4"><text:span text:style-name="Fonte_20_parág._20_padrão"><text:span text:style-name="T7">23/10/2012</text:span></text:span></text:p>
          </table:table-cell>
          <table:table-cell table:style-name="Tabela2.A2" office:value-type="string">
            <text:p text:style-name="P4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</table:table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/>
      <text:p text:style-name="P14"><text:soft-page-break/><text:span text:style-name="Fonte_20_parág._20_padrão"><text:span text:style-name="T8">Sumári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><text:a xlink:type="simple" xlink:href="#_Toc338918220" office:target-frame-name="_top" xlink:show="replace"><text:span text:style-name="Hyperlink"><text:span text:style-name="T9">1 Introdução</text:span></text:span></text:a><text:a xlink:type="simple" xlink:href="#_Toc338918220" office:target-frame-name="_top" xlink:show="replace"><text:span text:style-name="Fonte_20_parág._20_padrão"><text:span text:style-name="T10"><text:tab/></text:span></text:span></text:a><text:a xlink:type="simple" xlink:href="#_Toc338918220" office:target-frame-name="_top" xlink:show="replace"><text:span text:style-name="Fonte_20_parág._20_padrão"><text:span text:style-name="T10">3</text:span></text:span></text:a></text:p>
          <text:p><text:a xlink:type="simple" xlink:href="#_Toc338918221" office:target-frame-name="_top" xlink:show="replace"><text:span text:style-name="Hyperlink"><text:span text:style-name="T9">2 Propósito</text:span></text:span></text:a><text:a xlink:type="simple" xlink:href="#_Toc338918221" office:target-frame-name="_top" xlink:show="replace"><text:span text:style-name="Fonte_20_parág._20_padrão"><text:span text:style-name="T10"><text:tab/></text:span></text:span></text:a><text:a xlink:type="simple" xlink:href="#_Toc338918221" office:target-frame-name="_top" xlink:show="replace"><text:span text:style-name="Fonte_20_parág._20_padrão"><text:span text:style-name="T10">3</text:span></text:span></text:a></text:p>
          <text:p><text:a xlink:type="simple" xlink:href="#_Toc338918222" office:target-frame-name="_top" xlink:show="replace"><text:span text:style-name="Hyperlink"><text:span text:style-name="T11">2.1 Público Alvo</text:span></text:span></text:a><text:a xlink:type="simple" xlink:href="#_Toc338918222" office:target-frame-name="_top" xlink:show="replace"><text:span text:style-name="Fonte_20_parág._20_padrão"><text:span text:style-name="T10"><text:tab/></text:span></text:span></text:a><text:a xlink:type="simple" xlink:href="#_Toc338918222" office:target-frame-name="_top" xlink:show="replace"><text:span text:style-name="Fonte_20_parág._20_padrão"><text:span text:style-name="T10">3</text:span></text:span></text:a></text:p>
          <text:p><text:a xlink:type="simple" xlink:href="#_Toc338918223" office:target-frame-name="_top" xlink:show="replace"><text:span text:style-name="Hyperlink"><text:span text:style-name="T9">3 Escopo</text:span></text:span></text:a><text:a xlink:type="simple" xlink:href="#_Toc338918223" office:target-frame-name="_top" xlink:show="replace"><text:span text:style-name="Fonte_20_parág._20_padrão"><text:span text:style-name="T10"><text:tab/></text:span></text:span></text:a><text:a xlink:type="simple" xlink:href="#_Toc338918223" office:target-frame-name="_top" xlink:show="replace"><text:span text:style-name="Fonte_20_parág._20_padrão"><text:span text:style-name="T10">3</text:span></text:span></text:a></text:p>
          <text:p><text:a xlink:type="simple" xlink:href="#_Toc338918224" office:target-frame-name="_top" xlink:show="replace"><text:span text:style-name="Hyperlink"><text:span text:style-name="T9">4 Convenções, Abreviações e Termos</text:span></text:span></text:a><text:a xlink:type="simple" xlink:href="#_Toc338918224" office:target-frame-name="_top" xlink:show="replace"><text:span text:style-name="Fonte_20_parág._20_padrão"><text:span text:style-name="T10"><text:tab/></text:span></text:span></text:a><text:a xlink:type="simple" xlink:href="#_Toc338918224" office:target-frame-name="_top" xlink:show="replace"><text:span text:style-name="Fonte_20_parág._20_padrão"><text:span text:style-name="T10">4</text:span></text:span></text:a></text:p>
          <text:p><text:a xlink:type="simple" xlink:href="#_Toc338918225" office:target-frame-name="_top" xlink:show="replace"><text:span text:style-name="Hyperlink"><text:span text:style-name="T11">Tabela 1 - Convenções, Abreviações e Termos</text:span></text:span></text:a><text:a xlink:type="simple" xlink:href="#_Toc338918225" office:target-frame-name="_top" xlink:show="replace"><text:span text:style-name="Fonte_20_parág._20_padrão"><text:span text:style-name="T10"><text:tab/></text:span></text:span></text:a><text:a xlink:type="simple" xlink:href="#_Toc338918225" office:target-frame-name="_top" xlink:show="replace"><text:span text:style-name="Fonte_20_parág._20_padrão"><text:span text:style-name="T10">4</text:span></text:span></text:a></text:p>
          <text:p><text:a xlink:type="simple" xlink:href="#_Toc338918226" office:target-frame-name="_top" xlink:show="replace"><text:span text:style-name="Hyperlink"><text:span text:style-name="T9">5 Gerência</text:span></text:span></text:a><text:a xlink:type="simple" xlink:href="#_Toc338918226" office:target-frame-name="_top" xlink:show="replace"><text:span text:style-name="Fonte_20_parág._20_padrão"><text:span text:style-name="T10"><text:tab/></text:span></text:span></text:a><text:a xlink:type="simple" xlink:href="#_Toc338918226" office:target-frame-name="_top" xlink:show="replace"><text:span text:style-name="Fonte_20_parág._20_padrão"><text:span text:style-name="T10">4</text:span></text:span></text:a></text:p>
          <text:p><text:a xlink:type="simple" xlink:href="#_Toc338918227" office:target-frame-name="_top" xlink:show="replace"><text:span text:style-name="Hyperlink"><text:span text:style-name="T9">5.1 Organização</text:span></text:span></text:a><text:a xlink:type="simple" xlink:href="#_Toc338918227" office:target-frame-name="_top" xlink:show="replace"><text:span text:style-name="Fonte_20_parág._20_padrão"><text:span text:style-name="T10"><text:tab/></text:span></text:span></text:a><text:a xlink:type="simple" xlink:href="#_Toc338918227" office:target-frame-name="_top" xlink:show="replace"><text:span text:style-name="Fonte_20_parág._20_padrão"><text:span text:style-name="T10">4</text:span></text:span></text:a></text:p>
          <text:p><text:a xlink:type="simple" xlink:href="#_Toc338918228" office:target-frame-name="_top" xlink:show="replace"><text:span text:style-name="Hyperlink"><text:span text:style-name="T11">5.2 Responsabilidades de GCO</text:span></text:span></text:a><text:a xlink:type="simple" xlink:href="#_Toc338918228" office:target-frame-name="_top" xlink:show="replace"><text:span text:style-name="Fonte_20_parág._20_padrão"><text:span text:style-name="T10"><text:tab/></text:span></text:span></text:a><text:a xlink:type="simple" xlink:href="#_Toc338918228" office:target-frame-name="_top" xlink:show="replace"><text:span text:style-name="Fonte_20_parág._20_padrão"><text:span text:style-name="T10">5</text:span></text:span></text:a></text:p>
          <text:p><text:a xlink:type="simple" xlink:href="#_Toc338918229" office:target-frame-name="_top" xlink:show="replace"><text:span text:style-name="Hyperlink"><text:span text:style-name="T9">5.2.1. Competências pessoais</text:span></text:span></text:a><text:a xlink:type="simple" xlink:href="#_Toc338918229" office:target-frame-name="_top" xlink:show="replace"><text:span text:style-name="Fonte_20_parág._20_padrão"><text:span text:style-name="T10"><text:tab/></text:span></text:span></text:a><text:a xlink:type="simple" xlink:href="#_Toc338918229" office:target-frame-name="_top" xlink:show="replace"><text:span text:style-name="Fonte_20_parág._20_padrão"><text:span text:style-name="T10">5</text:span></text:span></text:a></text:p>
          <text:p><text:a xlink:type="simple" xlink:href="#_Toc338918230" office:target-frame-name="_top" xlink:show="replace"><text:span text:style-name="Hyperlink"><text:span text:style-name="T9">5.2.2. Conhecimentos</text:span></text:span></text:a><text:a xlink:type="simple" xlink:href="#_Toc338918230" office:target-frame-name="_top" xlink:show="replace"><text:span text:style-name="Fonte_20_parág._20_padrão"><text:span text:style-name="T10"><text:tab/></text:span></text:span></text:a><text:a xlink:type="simple" xlink:href="#_Toc338918230" office:target-frame-name="_top" xlink:show="replace"><text:span text:style-name="Fonte_20_parág._20_padrão"><text:span text:style-name="T10">6</text:span></text:span></text:a></text:p>
          <text:p><text:a xlink:type="simple" xlink:href="#_Toc338918231" office:target-frame-name="_top" xlink:show="replace"><text:span text:style-name="Hyperlink"><text:span text:style-name="T9">5.2.3. Responsabilidades</text:span></text:span></text:a><text:a xlink:type="simple" xlink:href="#_Toc338918231" office:target-frame-name="_top" xlink:show="replace"><text:span text:style-name="Fonte_20_parág._20_padrão"><text:span text:style-name="T10"><text:tab/></text:span></text:span></text:a><text:a xlink:type="simple" xlink:href="#_Toc338918231" office:target-frame-name="_top" xlink:show="replace"><text:span text:style-name="Fonte_20_parág._20_padrão"><text:span text:style-name="T10">6</text:span></text:span></text:a></text:p>
          <text:p><text:a xlink:type="simple" xlink:href="#_Toc338918232" office:target-frame-name="_top" xlink:show="replace"><text:span text:style-name="Hyperlink"><text:span text:style-name="T9">6 . Atividades de GCO</text:span></text:span></text:a><text:a xlink:type="simple" xlink:href="#_Toc338918232" office:target-frame-name="_top" xlink:show="replace"><text:span text:style-name="Fonte_20_parág._20_padrão"><text:span text:style-name="T10"><text:tab/></text:span></text:span></text:a><text:a xlink:type="simple" xlink:href="#_Toc338918232" office:target-frame-name="_top" xlink:show="replace"><text:span text:style-name="Fonte_20_parág._20_padrão"><text:span text:style-name="T10">6</text:span></text:span></text:a></text:p>
          <text:p><text:a xlink:type="simple" xlink:href="#_Toc338918233" office:target-frame-name="_top" xlink:show="replace"><text:span text:style-name="Hyperlink"><text:span text:style-name="T12">6.1. Identificação de Configuração</text:span></text:span></text:a><text:a xlink:type="simple" xlink:href="#_Toc338918233" office:target-frame-name="_top" xlink:show="replace"><text:span text:style-name="Fonte_20_parág._20_padrão"><text:span text:style-name="T10"><text:tab/></text:span></text:span></text:a><text:a xlink:type="simple" xlink:href="#_Toc338918233" office:target-frame-name="_top" xlink:show="replace"><text:span text:style-name="Fonte_20_parág._20_padrão"><text:span text:style-name="T10">7</text:span></text:span></text:a></text:p>
          <text:p><text:a xlink:type="simple" xlink:href="#_Toc338918234" office:target-frame-name="_top" xlink:show="replace"><text:span text:style-name="Hyperlink"><text:span text:style-name="T9">6.1.1. Itens de Configuração</text:span></text:span></text:a><text:a xlink:type="simple" xlink:href="#_Toc338918234" office:target-frame-name="_top" xlink:show="replace"><text:span text:style-name="Fonte_20_parág._20_padrão"><text:span text:style-name="T10"><text:tab/></text:span></text:span></text:a><text:a xlink:type="simple" xlink:href="#_Toc338918234" office:target-frame-name="_top" xlink:show="replace"><text:span text:style-name="Fonte_20_parág._20_padrão"><text:span text:style-name="T10">7</text:span></text:span></text:a></text:p>
          <text:p><text:a xlink:type="simple" xlink:href="#_Toc338918235" office:target-frame-name="_top" xlink:show="replace"><text:span text:style-name="Hyperlink"><text:span text:style-name="T11">6.1.2. Nomenclatura dos Itens de Configuração</text:span></text:span></text:a><text:a xlink:type="simple" xlink:href="#_Toc338918235" office:target-frame-name="_top" xlink:show="replace"><text:span text:style-name="Fonte_20_parág._20_padrão"><text:span text:style-name="T10"><text:tab/></text:span></text:span></text:a><text:a xlink:type="simple" xlink:href="#_Toc338918235" office:target-frame-name="_top" xlink:show="replace"><text:span text:style-name="Fonte_20_parág._20_padrão"><text:span text:style-name="T10">10</text:span></text:span></text:a></text:p>
          <text:p><text:a xlink:type="simple" xlink:href="#_Toc338918236" office:target-frame-name="_top" xlink:show="replace"><text:span text:style-name="Hyperlink"><text:span text:style-name="T9">6.1.3 Acrônimos</text:span></text:span></text:a><text:a xlink:type="simple" xlink:href="#_Toc338918236" office:target-frame-name="_top" xlink:show="replace"><text:span text:style-name="Fonte_20_parág._20_padrão"><text:span text:style-name="T10"><text:tab/></text:span></text:span></text:a><text:a xlink:type="simple" xlink:href="#_Toc338918236" office:target-frame-name="_top" xlink:show="replace"><text:span text:style-name="Fonte_20_parág._20_padrão"><text:span text:style-name="T10">11</text:span></text:span></text:a></text:p>
          <text:p><text:a xlink:type="simple" xlink:href="#_Toc338918237" office:target-frame-name="_top" xlink:show="replace"><text:span text:style-name="Hyperlink"><text:span text:style-name="T11">ERS</text:span></text:span></text:a><text:a xlink:type="simple" xlink:href="#_Toc338918237" office:target-frame-name="_top" xlink:show="replace"><text:span text:style-name="Fonte_20_parág._20_padrão"><text:span text:style-name="T10"><text:tab/></text:span></text:span></text:a><text:a xlink:type="simple" xlink:href="#_Toc338918237" office:target-frame-name="_top" xlink:show="replace"><text:span text:style-name="Fonte_20_parág._20_padrão"><text:span text:style-name="T10">11</text:span></text:span></text:a></text:p>
          <text:p><text:a xlink:type="simple" xlink:href="#_Toc338918238" office:target-frame-name="_top" xlink:show="replace"><text:span text:style-name="Hyperlink"><text:span text:style-name="T11">Especificação de Requisitos de Software</text:span></text:span></text:a><text:a xlink:type="simple" xlink:href="#_Toc338918238" office:target-frame-name="_top" xlink:show="replace"><text:span text:style-name="Fonte_20_parág._20_padrão"><text:span text:style-name="T10"><text:tab/></text:span></text:span></text:a><text:a xlink:type="simple" xlink:href="#_Toc338918238" office:target-frame-name="_top" xlink:show="replace"><text:span text:style-name="Fonte_20_parág._20_padrão"><text:span text:style-name="T10">11</text:span></text:span></text:a></text:p>
          <text:p><text:a xlink:type="simple" xlink:href="#_Toc338918239" office:target-frame-name="_top" xlink:show="replace"><text:span text:style-name="Hyperlink"><text:span text:style-name="T9">6.2 Local de Armazenamento</text:span></text:span></text:a><text:a xlink:type="simple" xlink:href="#_Toc338918239" office:target-frame-name="_top" xlink:show="replace"><text:span text:style-name="Fonte_20_parág._20_padrão"><text:span text:style-name="T10"><text:tab/></text:span></text:span></text:a><text:a xlink:type="simple" xlink:href="#_Toc338918239" office:target-frame-name="_top" xlink:show="replace"><text:span text:style-name="Fonte_20_parág._20_padrão"><text:span text:style-name="T10">11</text:span></text:span></text:a></text:p>
          <text:p><text:a xlink:type="simple" xlink:href="#_Toc338918240" office:target-frame-name="_top" xlink:show="replace"><text:span text:style-name="Hyperlink"><text:span text:style-name="T11">6.2.1 Estrutura de Diretórios</text:span></text:span></text:a><text:a xlink:type="simple" xlink:href="#_Toc338918240" office:target-frame-name="_top" xlink:show="replace"><text:span text:style-name="Fonte_20_parág._20_padrão"><text:span text:style-name="T10"><text:tab/></text:span></text:span></text:a><text:a xlink:type="simple" xlink:href="#_Toc338918240" office:target-frame-name="_top" xlink:show="replace"><text:span text:style-name="Fonte_20_parág._20_padrão"><text:span text:style-name="T10">12</text:span></text:span></text:a></text:p>
          <text:p><text:a xlink:type="simple" xlink:href="#_Toc338918241" office:target-frame-name="_top" xlink:show="replace"><text:span text:style-name="Hyperlink"><text:span text:style-name="T11">6.3 Ferramentas</text:span></text:span></text:a><text:a xlink:type="simple" xlink:href="#_Toc338918241" office:target-frame-name="_top" xlink:show="replace"><text:span text:style-name="Fonte_20_parág._20_padrão"><text:span text:style-name="T10"><text:tab/></text:span></text:span></text:a><text:a xlink:type="simple" xlink:href="#_Toc338918241" office:target-frame-name="_top" xlink:show="replace"><text:span text:style-name="Fonte_20_parág._20_padrão"><text:span text:style-name="T10">12</text:span></text:span></text:a></text:p>
          <text:p><text:a xlink:type="simple" xlink:href="#_Toc338918242" office:target-frame-name="_top" xlink:show="replace"><text:span text:style-name="Hyperlink"><text:span text:style-name="T11">6.4 Templates de Artefatos</text:span></text:span></text:a><text:a xlink:type="simple" xlink:href="#_Toc338918242" office:target-frame-name="_top" xlink:show="replace"><text:span text:style-name="Fonte_20_parág._20_padrão"><text:span text:style-name="T10"><text:tab/></text:span></text:span></text:a><text:a xlink:type="simple" xlink:href="#_Toc338918242" office:target-frame-name="_top" xlink:show="replace"><text:span text:style-name="Fonte_20_parág._20_padrão"><text:span text:style-name="T10">12</text:span></text:span></text:a></text:p>
          <text:p><text:a xlink:type="simple" xlink:href="#_Toc338918243" office:target-frame-name="_top" xlink:show="replace"><text:span text:style-name="Hyperlink"><text:span text:style-name="T11">5.5 Regras de acesso</text:span></text:span></text:a><text:a xlink:type="simple" xlink:href="#_Toc338918243" office:target-frame-name="_top" xlink:show="replace"><text:span text:style-name="Fonte_20_parág._20_padrão"><text:span text:style-name="T10"><text:tab/></text:span></text:span></text:a><text:a xlink:type="simple" xlink:href="#_Toc338918243" office:target-frame-name="_top" xlink:show="replace"><text:span text:style-name="Fonte_20_parág._20_padrão"><text:span text:style-name="T10">12</text:span></text:span></text:a></text:p>
          <text:p><text:a xlink:type="simple" xlink:href="#_Toc338918244" office:target-frame-name="_top" xlink:show="replace"><text:span text:style-name="Hyperlink"><text:span text:style-name="T9">6.1.5. Geração da Baseline</text:span></text:span></text:a><text:a xlink:type="simple" xlink:href="#_Toc338918244" office:target-frame-name="_top" xlink:show="replace"><text:span text:style-name="Fonte_20_parág._20_padrão"><text:span text:style-name="T10"><text:tab/></text:span></text:span></text:a><text:a xlink:type="simple" xlink:href="#_Toc338918244" office:target-frame-name="_top" xlink:show="replace"><text:span text:style-name="Fonte_20_parág._20_padrão"><text:span text:style-name="T10">12</text:span></text:span></text:a></text:p>
          <text:p><text:a xlink:type="simple" xlink:href="#_Toc338918245" office:target-frame-name="_top" xlink:show="replace"><text:span text:style-name="Hyperlink"><text:span text:style-name="T12">7.2. Controle de Mudanças</text:span></text:span></text:a><text:a xlink:type="simple" xlink:href="#_Toc338918245" office:target-frame-name="_top" xlink:show="replace"><text:span text:style-name="Fonte_20_parág._20_padrão"><text:span text:style-name="T10"><text:tab/></text:span></text:span></text:a><text:a xlink:type="simple" xlink:href="#_Toc338918245" office:target-frame-name="_top" xlink:show="replace"><text:span text:style-name="Fonte_20_parág._20_padrão"><text:span text:style-name="T10">13</text:span></text:span></text:a></text:p>
          <text:p><text:a xlink:type="simple" xlink:href="#_Toc338918246" office:target-frame-name="_top" xlink:show="replace"><text:span text:style-name="Hyperlink"><text:span text:style-name="T11">6.2.1. Requisição de mudanças</text:span></text:span></text:a><text:a xlink:type="simple" xlink:href="#_Toc338918246" office:target-frame-name="_top" xlink:show="replace"><text:span text:style-name="Fonte_20_parág._20_padrão"><text:span text:style-name="T10"><text:tab/></text:span></text:span></text:a><text:a xlink:type="simple" xlink:href="#_Toc338918246" office:target-frame-name="_top" xlink:show="replace"><text:span text:style-name="Fonte_20_parág._20_padrão"><text:span text:style-name="T10">13</text:span></text:span></text:a></text:p>
          <text:p><text:a xlink:type="simple" xlink:href="#_Toc338918247" office:target-frame-name="_top" xlink:show="replace"><text:span text:style-name="Hyperlink"><text:span text:style-name="T11">6.2.2. Avaliação de mudanças</text:span></text:span></text:a><text:a xlink:type="simple" xlink:href="#_Toc338918247" office:target-frame-name="_top" xlink:show="replace"><text:span text:style-name="Fonte_20_parág._20_padrão"><text:span text:style-name="T10"><text:tab/></text:span></text:span></text:a><text:a xlink:type="simple" xlink:href="#_Toc338918247" office:target-frame-name="_top" xlink:show="replace"><text:span text:style-name="Fonte_20_parág._20_padrão"><text:span text:style-name="T10">14</text:span></text:span></text:a></text:p>
          <text:p><text:a xlink:type="simple" xlink:href="#_Toc338918248" office:target-frame-name="_top" xlink:show="replace"><text:span text:style-name="Hyperlink"><text:span text:style-name="T11">6.2.3. Aprovação de mudanças</text:span></text:span></text:a><text:a xlink:type="simple" xlink:href="#_Toc338918248" office:target-frame-name="_top" xlink:show="replace"><text:span text:style-name="Fonte_20_parág._20_padrão"><text:span text:style-name="T10"><text:tab/></text:span></text:span></text:a><text:a xlink:type="simple" xlink:href="#_Toc338918248" office:target-frame-name="_top" xlink:show="replace"><text:span text:style-name="Fonte_20_parág._20_padrão"><text:span text:style-name="T10">14</text:span></text:span></text:a></text:p>
          <text:p><text:a xlink:type="simple" xlink:href="#_Toc338918249" office:target-frame-name="_top" xlink:show="replace"><text:span text:style-name="Hyperlink"><text:span text:style-name="T11">6.2.4. Implementação das mudanças</text:span></text:span></text:a><text:a xlink:type="simple" xlink:href="#_Toc338918249" office:target-frame-name="_top" xlink:show="replace"><text:span text:style-name="Fonte_20_parág._20_padrão"><text:span text:style-name="T10"><text:tab/></text:span></text:span></text:a><text:a xlink:type="simple" xlink:href="#_Toc338918249" office:target-frame-name="_top" xlink:show="replace"><text:span text:style-name="Fonte_20_parág._20_padrão"><text:span text:style-name="T10">15</text:span></text:span></text:a></text:p>
          <text:p><text:a xlink:type="simple" xlink:href="#_Toc338918250" office:target-frame-name="_top" xlink:show="replace"><text:span text:style-name="Hyperlink"><text:span text:style-name="T12">6.3. Administração de Status de Estado</text:span></text:span></text:a><text:a xlink:type="simple" xlink:href="#_Toc338918250" office:target-frame-name="_top" xlink:show="replace"><text:span text:style-name="Fonte_20_parág._20_padrão"><text:span text:style-name="T10"><text:tab/></text:span></text:span></text:a><text:a xlink:type="simple" xlink:href="#_Toc338918250" office:target-frame-name="_top" xlink:show="replace"><text:span text:style-name="Fonte_20_parág._20_padrão"><text:span text:style-name="T10">15</text:span></text:span></text:a></text:p>
          <text:p><text:a xlink:type="simple" xlink:href="#_Toc338918251" office:target-frame-name="_top" xlink:show="replace"><text:span text:style-name="Hyperlink"><text:span text:style-name="T12">6.4. Cronograma</text:span></text:span></text:a><text:a xlink:type="simple" xlink:href="#_Toc338918251" office:target-frame-name="_top" xlink:show="replace"><text:span text:style-name="Fonte_20_parág._20_padrão"><text:span text:style-name="T10"><text:tab/></text:span></text:span></text:a><text:a xlink:type="simple" xlink:href="#_Toc338918251" office:target-frame-name="_top" xlink:show="replace"><text:span text:style-name="Fonte_20_parág._20_padrão"><text:span text:style-name="T10">15</text:span></text:span></text:a></text:p>
          <text:p><text:a xlink:type="simple" xlink:href="#_Toc338918252" office:target-frame-name="_top" xlink:show="replace"><text:span text:style-name="Hyperlink"><text:span text:style-name="T12">6.5. Recursos</text:span></text:span></text:a><text:a xlink:type="simple" xlink:href="#_Toc338918252" office:target-frame-name="_top" xlink:show="replace"><text:span text:style-name="Fonte_20_parág._20_padrão"><text:span text:style-name="T10"><text:tab/></text:span></text:span></text:a><text:a xlink:type="simple" xlink:href="#_Toc338918252" office:target-frame-name="_top" xlink:show="replace"><text:span text:style-name="Fonte_20_parág._20_padrão"><text:span text:style-name="T10">15</text:span></text:span></text:a></text:p>
          <text:p><text:a xlink:type="simple" xlink:href="#_Toc338918253" office:target-frame-name="_top" xlink:show="replace"><text:span text:style-name="Hyperlink"><text:span text:style-name="T12">6.7. Manutenção do Plano de GCO</text:span></text:span></text:a><text:a xlink:type="simple" xlink:href="#_Toc338918253" office:target-frame-name="_top" xlink:show="replace"><text:span text:style-name="Fonte_20_parág._20_padrão"><text:span text:style-name="T10"><text:tab/></text:span></text:span></text:a><text:a xlink:type="simple" xlink:href="#_Toc338918253" office:target-frame-name="_top" xlink:show="replace"><text:span text:style-name="Fonte_20_parág._20_padrão"><text:span text:style-name="T10">15</text:span></text:span></text:a></text:p>
          <text:p><text:a xlink:type="simple" xlink:href="#_Toc338918254" office:target-frame-name="_top" xlink:show="replace"><text:span text:style-name="Hyperlink"><text:span text:style-name="T12">6.8.</text:span></text:span></text:a><text:a xlink:type="simple" xlink:href="#_Toc338918254" office:target-frame-name="_top" xlink:show="replace"><text:span text:style-name="Fonte_20_parág._20_padrão"><text:span text:style-name="T10"><text:tab/></text:span></text:span></text:a><text:a xlink:type="simple" xlink:href="#_Toc338918254" office:target-frame-name="_top" xlink:show="replace"><text:span text:style-name="Hyperlink"><text:span text:style-name="T12">Procedimento de medições e avaliações do processo e coletas</text:span></text:span></text:a><text:a xlink:type="simple" xlink:href="#_Toc338918254" office:target-frame-name="_top" xlink:show="replace"><text:span text:style-name="Fonte_20_parág._20_padrão"><text:span text:style-name="T10"><text:tab/></text:span></text:span></text:a><text:a xlink:type="simple" xlink:href="#_Toc338918254" office:target-frame-name="_top" xlink:show="replace"><text:span text:style-name="Fonte_20_parág._20_padrão"><text:span text:style-name="T10">16</text:span></text:span></text:a></text:p>
          <text:p><text:a xlink:type="simple" xlink:href="#_Toc338918255" office:target-frame-name="_top" xlink:show="replace"><text:span text:style-name="Hyperlink"><text:span text:style-name="T11">6.8.1. Rastreamento de problemas:</text:span></text:span></text:a><text:a xlink:type="simple" xlink:href="#_Toc338918255" office:target-frame-name="_top" xlink:show="replace"><text:span text:style-name="Fonte_20_parág._20_padrão"><text:span text:style-name="T10"><text:tab/></text:span></text:span></text:a><text:a xlink:type="simple" xlink:href="#_Toc338918255" office:target-frame-name="_top" xlink:show="replace"><text:span text:style-name="Fonte_20_parág._20_padrão"><text:span text:style-name="T10">16</text:span></text:span></text:a></text:p>
          <text:p><text:a xlink:type="simple" xlink:href="#_Toc338918256" office:target-frame-name="_top" xlink:show="replace"><text:span text:style-name="Hyperlink"><text:span text:style-name="T11">6.8.2. Métricas de Uso da Ferramenta de Versionamento</text:span></text:span></text:a><text:a xlink:type="simple" xlink:href="#_Toc338918256" office:target-frame-name="_top" xlink:show="replace"><text:span text:style-name="Fonte_20_parág._20_padrão"><text:span text:style-name="T10"><text:tab/></text:span></text:span></text:a><text:a xlink:type="simple" xlink:href="#_Toc338918256" office:target-frame-name="_top" xlink:show="replace"><text:span text:style-name="Fonte_20_parág._20_padrão"><text:span text:style-name="T10">16</text:span></text:span></text:a></text:p>
          <text:p><text:soft-page-break/><text:a xlink:type="simple" xlink:href="#_Toc338918257" office:target-frame-name="_top" xlink:show="replace"><text:span text:style-name="Hyperlink"><text:span text:style-name="T11">6.8.3. Gerência de Mudanças – Métricas de Processo:</text:span></text:span></text:a><text:a xlink:type="simple" xlink:href="#_Toc338918257" office:target-frame-name="_top" xlink:show="replace"><text:span text:style-name="Fonte_20_parág._20_padrão"><text:span text:style-name="T10"><text:tab/></text:span></text:span></text:a><text:a xlink:type="simple" xlink:href="#_Toc338918257" office:target-frame-name="_top" xlink:show="replace"><text:span text:style-name="Fonte_20_parág._20_padrão"><text:span text:style-name="T10">17</text:span></text:span></text:a></text:p>
          <text:p><text:a xlink:type="simple" xlink:href="#_Toc338918258" office:target-frame-name="_top" xlink:show="replace"><text:span text:style-name="Hyperlink"><text:span text:style-name="T11">6.8.4. Métodos de Medição</text:span></text:span></text:a><text:a xlink:type="simple" xlink:href="#_Toc338918258" office:target-frame-name="_top" xlink:show="replace"><text:span text:style-name="Fonte_20_parág._20_padrão"><text:span text:style-name="T10"><text:tab/></text:span></text:span></text:a><text:a xlink:type="simple" xlink:href="#_Toc338918258" office:target-frame-name="_top" xlink:show="replace"><text:span text:style-name="Fonte_20_parág._20_padrão"><text:span text:style-name="T10">17</text:span></text:span></text:a></text:p>
          <text:p><text:a xlink:type="simple" xlink:href="#_Toc338918259" office:target-frame-name="_top" xlink:show="replace"><text:span text:style-name="Hyperlink"><text:span text:style-name="T12">6.9.</text:span></text:span></text:a><text:a xlink:type="simple" xlink:href="#_Toc338918259" office:target-frame-name="_top" xlink:show="replace"><text:span text:style-name="Fonte_20_parág._20_padrão"><text:span text:style-name="T10"><text:tab/></text:span></text:span></text:a><text:a xlink:type="simple" xlink:href="#_Toc338918259" office:target-frame-name="_top" xlink:show="replace"><text:span text:style-name="Hyperlink"><text:span text:style-name="T12">Procedimentos de auditoria do processo e dos itens de configuração</text:span></text:span></text:a><text:a xlink:type="simple" xlink:href="#_Toc338918259" office:target-frame-name="_top" xlink:show="replace"><text:span text:style-name="Fonte_20_parág._20_padrão"><text:span text:style-name="T10"><text:tab/></text:span></text:span></text:a><text:a xlink:type="simple" xlink:href="#_Toc338918259" office:target-frame-name="_top" xlink:show="replace"><text:span text:style-name="Fonte_20_parág._20_padrão"><text:span text:style-name="T10">18</text:span></text:span></text:a></text:p>
          <text:p><text:a xlink:type="simple" xlink:href="#_Toc338918260" office:target-frame-name="_top" xlink:show="replace"><text:span text:style-name="Hyperlink"><text:span text:style-name="T9">6 Requisição de mudança</text:span></text:span></text:a><text:a xlink:type="simple" xlink:href="#_Toc338918260" office:target-frame-name="_top" xlink:show="replace"><text:span text:style-name="Fonte_20_parág._20_padrão"><text:span text:style-name="T10"><text:tab/></text:span></text:span></text:a><text:a xlink:type="simple" xlink:href="#_Toc338918260" office:target-frame-name="_top" xlink:show="replace"><text:span text:style-name="Fonte_20_parág._20_padrão"><text:span text:style-name="T10">19</text:span></text:span></text:a></text:p>
          <text:p><text:a xlink:type="simple" xlink:href="#_Toc338918261" office:target-frame-name="_top" xlink:show="replace"><text:span text:style-name="Hyperlink"><text:span text:style-name="T9">7 Auditoria da Configuração</text:span></text:span></text:a><text:a xlink:type="simple" xlink:href="#_Toc338918261" office:target-frame-name="_top" xlink:show="replace"><text:span text:style-name="Fonte_20_parág._20_padrão"><text:span text:style-name="T10"><text:tab/></text:span></text:span></text:a><text:a xlink:type="simple" xlink:href="#_Toc338918261" office:target-frame-name="_top" xlink:show="replace"><text:span text:style-name="Fonte_20_parág._20_padrão"><text:span text:style-name="T10">19</text:span></text:span></text:a></text:p>
        </text:index-body>
      </text:table-of-content>
      <text:p text:style-name="Normal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><text:soft-page-break/></text:p>
      <text:h text:style-name="P49" text:outline-level="1"><text:bookmark-start text:name="_Toc338918220"/><text:bookmark-start text:name="h.gjdgxs"/><text:span text:style-name="Fonte_20_parág._20_padrão"><text:span text:style-name="T13">1 Introdução</text:span></text:span><text:bookmark-end text:name="_Toc338918220"/><text:bookmark-end text:name="h.gjdgxs"/><text:span text:style-name="Fonte_20_parág._20_padrão"><text:span text:style-name="T13"> </text:span></text:span></text:h>
      <text:p text:style-name="P19"><text:span text:style-name="Fonte_20_parág._20_padrão"><text:span text:style-name="T7"><text:tab/></text:span></text:span><text:bookmark-start text:name="id.30j0zll"/>O Plano de Gerência de Configuração visar gerenciar e controlar os artefatos de software gerados para o Sistema de Gestão Bibliográfica(SGB). Este plano definirá os meios utilizados para<text:bookmark-end text:name="id.30j0zll"/> manter a integridade, o histórico de alterações e controlar as mudanças realizadas nos artefatos do SGB. </text:p>
      <text:h text:style-name="P49" text:outline-level="1"><text:bookmark-start text:name="_Toc338918221"/><text:bookmark-start text:name="h.1fob9te"/><text:span text:style-name="Fonte_20_parág._20_padrão"><text:span text:style-name="T13">2</text:span></text:span><text:bookmark-end text:name="h.1fob9te"/><text:span text:style-name="Fonte_20_parág._20_padrão"><text:span text:style-name="T13"> Propósito</text:span></text:span><text:bookmark-end text:name="_Toc338918221"/></text:h>
      <text:p text:style-name="P20">Este documento tem como finalidade criar o padrão a ser seguido por todos os membros da equipe permitindo que se mantenha <text:span text:style-name="Fonte_20_parág._20_padrão"><text:span text:style-name="T16">a integridade </text:span></text:span><text:span text:style-name="Fonte_20_parág._20_padrão"><text:span text:style-name="T16">dos artefatos gerados de acordo com a nomenclatura e regras para o versionamento, estrutura de diretórios, a identificação de papéis e responsabilidades.</text:span></text:span></text:p>
      <text:p text:style-name="P22">Para que isso aconteça serão detalhados os recursos necessários (equipes, ferramentas e ambiente), as responsabilidades para a gerência de configuração do SGB.</text:p>
      <text:p text:style-name="P46"/>
      <text:h text:style-name="P54" text:outline-level="2">2.1 Público Alvo</text:h>
      <text:p text:style-name="P45"><text:span text:style-name="Fonte_20_parág._20_padrão">Este documento destina-se a todos os membros da equipe, bem como ao Solicitante, Equipe de TI e usuários do sistema.</text:span></text:p>
      <text:h text:style-name="P49" text:outline-level="1"><text:bookmark-start text:name="_Toc338918223"/><text:bookmark-start text:name="h.fe4hcbnqi9m6"/><text:span text:style-name="Fonte_20_parág._20_padrão"><text:span text:style-name="T13">3 Escopo</text:span></text:span><text:bookmark-end text:name="_Toc338918223"/><text:bookmark-end text:name="h.fe4hcbnqi9m6"/></text:h>
      <text:p text:style-name="P8"><text:span text:style-name="Fonte_20_parág._20_padrão"><text:span text:style-name="T7"><text:tab/></text:span></text:span>Este documento descreve as ferramentas necessárias para a realização da configuração pela equipe responsável pelo desenvolvimento dos artefatos de software do SGB. </text:p>
      <text:p text:style-name="P12"/>
      <text:h text:style-name="P49" text:outline-level="1"><text:bookmark-start text:name="_Toc338918224"/><text:bookmark-start text:name="h.uii1mgzirvl"/><text:span text:style-name="Fonte_20_parág._20_padrão"><text:span text:style-name="T13">4 Convenções, Abreviações e Termos</text:span></text:span><text:bookmark-end text:name="_Toc338918224"/><text:bookmark-end text:name="h.uii1mgzirvl"/></text:h>
      <text:p text:style-name="P8"><text:span text:style-name="Fonte_20_parág._20_padrão"><text:span text:style-name="T7"><text:tab/></text:span></text:span>Definições de todas as convenções, abreviações e termos utilizados neste document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<text:span text:style-name="Fonte_20_parág._20_padrão"><text:span text:style-name="T6">Termo</text:span></text:span></text:p>
          </table:table-cell>
          <table:table-cell table:style-name="Tabela3.A1" office:value-type="string">
            <text:p text:style-name="P4"><text:span text:style-name="Fonte_20_parág._20_padrão"><text:span text:style-name="T6">Descrição</text:span></text:span></text:p>
          </table:table-cell>
        </table:table-row>
        <table:table-row>
          <table:table-cell table:style-name="Tabela3.A1" office:value-type="string">
            <text:p text:style-name="P4"><text:span text:style-name="Fonte_20_parág._20_padrão"><text:span text:style-name="T7">SGB</text:span></text:span></text:p>
          </table:table-cell>
          <table:table-cell table:style-name="Tabela3.A1" office:value-type="string">
            <text:p text:style-name="P4"><text:span text:style-name="Fonte_20_parág._20_padrão"><text:span text:style-name="T7">Sistema de Gestão Bibliográfica</text:span></text:span></text:p>
          </table:table-cell>
        </table:table-row>
        <table:table-row>
          <table:table-cell table:style-name="Tabela3.A1" office:value-type="string">
            <text:p text:style-name="P4"><text:span text:style-name="Fonte_20_parág._20_padrão"><text:span text:style-name="T7">GCO</text:span></text:span></text:p>
          </table:table-cell>
          <table:table-cell table:style-name="Tabela3.A1" office:value-type="string">
            <text:p text:style-name="P4"><text:span text:style-name="Fonte_20_parág._20_padrão"><text:span text:style-name="T7">Gerente de Configuração</text:span></text:span></text:p>
          </table:table-cell>
        </table:table-row>
      </table:table>
      <text:h text:style-name="P50" text:outline-level="1"><text:bookmark-start text:name="_Toc338918225"/><text:bookmark-start text:name="h.z4c8cncegefx"/><text:span text:style-name="Fonte_20_parág._20_padrão"><text:span text:style-name="T15">Tabela 1 - Convenções, Abreviações e Termos</text:span></text:span><text:bookmark-end text:name="_Toc338918225"/><text:bookmark-end text:name="h.z4c8cncegefx"/></text:h>
      <text:h text:style-name="P49" text:outline-level="1"><text:span text:style-name="Fonte_20_parág._20_padrão"><text:span text:style-name="T13"/></text:span></text:h>
      <text:h text:style-name="P49" text:outline-level="1"><text:bookmark-start text:name="_Toc338918226"/><text:bookmark-end text:name="_Toc338918226"/><text:bookmark-start text:name="h.krvmh9ji3nj9"/><text:bookmark-end text:name="h.krvmh9ji3nj9"/><text:bookmark-start text:name="_Toc338918227"/><text:bookmark-start text:name="h.ik4vp7evlt50"/><text:span text:style-name="Fonte_20_parág._20_padrão"><text:span text:style-name="T13">5 </text:span></text:span><text:bookmark-end text:name="_Toc338918227"/><text:bookmark-end text:name="h.ik4vp7evlt50"/><text:span text:style-name="Fonte_20_parág._20_padrão"><text:span text:style-name="T14">Identificação de Configuração</text:span></text:span></text:h>
      <text:p text:style-name="P8"/>
      <text:h text:style-name="P56" text:outline-level="2"><text:bookmark-start text:name="_Toc338918233"/><text:bookmark-end text:name="_Toc338918233"/><text:bookmark-start text:name="h.gtox54i2jm1m"/><text:bookmark-end text:name="h.gtox54i2jm1m"/><text:bookmark-start text:name="_Toc338918235"/><text:bookmark-start text:name="h.vs4iqf5yofgs"/><text:soft-page-break/>6.1 Nomenclatura dos Itens de Configuração<text:bookmark-end text:name="_Toc338918235"/><text:bookmark-end text:name="h.vs4iqf5yofgs"/></text:h>
      <text:p text:style-name="P8"/>
      <text:p text:style-name="P8"><text:tab/>Os documentos do projeto deverão possuir a seguinte nomenclatura:</text:p>
      <text:p text:style-name="P8">&lt;SIGLA_PROJETO&gt;_&lt;ACRONIMO_ARQUIVO&gt;_&lt;NOME_ARQUIVO&gt;.&lt;EXTENSÃO&gt;.</text:p>
      <text:p text:style-name="P8"><text:tab/>Os campos citados acima deverão ser substituídos pelos dados definidos em:</text:p>
      <text:list xml:id="list925570031" text:style-name="LS3">
        <text:list-item>
          <text:p text:style-name="P25">&lt;SIGLA_PROJETO&gt;: A sigla do projeto corrente, ou seja, SGB.</text:p>
        </text:list-item>
        <text:list-item>
          <text:p text:style-name="P25">&lt;ACRONIMO_ARQUIVO&gt;: Acrônimo do tipo do arquivo definido em 5.1.2</text:p>
        </text:list-item>
        <text:list-item>
          <text:p text:style-name="P25">&lt;NOME_ARQUIVO&gt;: Nome do arquivo em Camel Case</text:p>
        </text:list-item>
        <text:list-item>
          <text:p text:style-name="P39">&lt;EXTENSÃO&gt;: Extensão do arquivo</text:p>
        </text:list-item>
      </text:list>
      <text:p text:style-name="P8"><text:tab/>Um exemplo de nomeclatura de arquivo é utilizando a definição acima é : <text:span text:style-name="Fonte_20_parág._20_padrão"><text:span text:style-name="T7">SGB_GCONF_PlanoDeGerênciaDeConfiguração.pdf.</text:span></text:span></text:p>
      <text:p text:style-name="P8"/>
      <text:h text:style-name="P51" text:outline-level="3"><text:bookmark-start text:name="_Toc338918236"/><text:bookmark-start text:name="h.iakn9dcgy99q"/><text:span text:style-name="Fonte_20_parág._20_padrão"><text:span text:style-name="T13">6.1.3 Acrônimos</text:span></text:span><text:bookmark-end text:name="_Toc338918236"/><text:bookmark-end text:name="h.iakn9dcgy99q"/></text:h>
      <text:p text:style-name="P8"/>
      <text:p text:style-name="P8"><text:tab/>Segue abaixo a definição dos acrônimos de todos os artefatos do projeto com a definição do tipo de documento correspondent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"><text:span text:style-name="Fonte_20_parág._20_padrão"><text:span text:style-name="T19">Acrônimo</text:span></text:span></text:p>
          </table:table-cell>
          <table:table-cell table:style-name="Tabela5.A1" office:value-type="string">
            <text:p text:style-name="P4"><text:span text:style-name="Fonte_20_parág._20_padrão"><text:span text:style-name="T19">Tipo de Doc</text:span></text:span><text:span text:style-name="Fonte_20_parág._20_padrão"><text:span text:style-name="T19">umento</text:span></text:span></text:p>
          </table:table-cell>
        </table:table-row>
        <table:table-row>
          <table:table-cell table:style-name="Tabela5.A1" office:value-type="string">
            <text:p text:style-name="P4">PLGC</text:p>
          </table:table-cell>
          <table:table-cell table:style-name="Tabela5.A1" office:value-type="string">
            <text:p text:style-name="P4">Plano de Gerência de Configuração</text:p>
          </table:table-cell>
        </table:table-row>
        <table:table-row>
          <table:table-cell table:style-name="Tabela5.A1" office:value-type="string">
            <text:p text:style-name="P4">PRGC</text:p>
          </table:table-cell>
          <table:table-cell table:style-name="Tabela5.A1" office:value-type="string">
            <text:p text:style-name="P4">Processo de Gerência de Configuração</text:p>
          </table:table-cell>
        </table:table-row>
        <table:table-row>
          <table:table-cell table:style-name="Tabela5.A1" office:value-type="string">
            <text:p text:style-name="P4">TEMPL</text:p>
          </table:table-cell>
          <table:table-cell table:style-name="Tabela5.A1" office:value-type="string">
            <text:p text:style-name="P4">Documentos de Template</text:p>
          </table:table-cell>
        </table:table-row>
        <table:table-row>
          <table:table-cell table:style-name="Tabela5.A1" office:value-type="string">
            <text:p text:style-name="P4">PLGPR</text:p>
          </table:table-cell>
          <table:table-cell table:style-name="Tabela5.A1" office:value-type="string">
            <text:p text:style-name="P4">Plano de Gerência de Projeto</text:p>
          </table:table-cell>
        </table:table-row>
        <table:table-row>
          <table:table-cell table:style-name="Tabela5.A1" office:value-type="string">
            <text:p text:style-name="P4">PRGPR</text:p>
          </table:table-cell>
          <table:table-cell table:style-name="Tabela5.A1" office:value-type="string">
            <text:p text:style-name="P4">Processo de Gerência de Projeto</text:p>
          </table:table-cell>
        </table:table-row>
        <table:table-row>
          <table:table-cell table:style-name="Tabela5.A1" office:value-type="string">
            <text:p text:style-name="P4">ATAR</text:p>
          </table:table-cell>
          <table:table-cell table:style-name="Tabela5.A1" office:value-type="string">
            <text:p text:style-name="P4">Ata de reunião</text:p>
          </table:table-cell>
        </table:table-row>
        <table:table-row>
          <table:table-cell table:style-name="Tabela5.A1" office:value-type="string">
            <text:p text:style-name="P4">ATARK</text:p>
          </table:table-cell>
          <table:table-cell table:style-name="Tabela5.A1" office:value-type="string">
            <text:p text:style-name="P4">Ata de reunião de kick-off do projeto</text:p>
          </table:table-cell>
        </table:table-row>
        <table:table-row>
          <table:table-cell table:style-name="Tabela5.A1" office:value-type="string">
            <text:p text:style-name="P4">TAP</text:p>
          </table:table-cell>
          <table:table-cell table:style-name="Tabela5.A1" office:value-type="string">
            <text:p text:style-name="P4">Termo de abertura do projeto</text:p>
          </table:table-cell>
        </table:table-row>
        <table:table-row>
          <table:table-cell table:style-name="Tabela5.A1" office:value-type="string">
            <text:p text:style-name="P4">EAP</text:p>
          </table:table-cell>
          <table:table-cell table:style-name="Tabela5.A1" office:value-type="string">
            <text:p text:style-name="P4">Estrutura analítica do projeto</text:p>
          </table:table-cell>
        </table:table-row>
        <table:table-row>
          <table:table-cell table:style-name="Tabela5.A11" office:value-type="string">
            <text:p text:style-name="P4">PLGQA</text:p>
          </table:table-cell>
          <table:table-cell table:style-name="Tabela5.A1" office:value-type="string">
            <text:p text:style-name="P4">Plano de Gerência da Qualidade</text:p>
          </table:table-cell>
        </table:table-row>
        <table:table-row>
          <table:table-cell table:style-name="Tabela5.A11" office:value-type="string">
            <text:p text:style-name="P4">PLGRI</text:p>
          </table:table-cell>
          <table:table-cell table:style-name="Tabela5.A1" office:value-type="string">
            <text:p text:style-name="P4">Plano de Gerência de Requisitos</text:p>
          </table:table-cell>
        </table:table-row>
        <table:table-row>
          <table:table-cell table:style-name="Tabela5.A11" office:value-type="string">
            <text:p text:style-name="P4">PCOM</text:p>
          </table:table-cell>
          <table:table-cell table:style-name="Tabela5.A1" office:value-type="string">
            <text:p text:style-name="P4">Plano de Gerência de Comunicação</text:p>
          </table:table-cell>
        </table:table-row>
        <table:table-row>
          <table:table-cell table:style-name="Tabela5.A11" office:value-type="string">
            <text:h text:style-name="P57" text:outline-level="2"><text:bookmark-start text:name="_Toc338918237"/><text:bookmark-start text:name="h.pnsnylqihnl1"/><text:span text:style-name="Fonte_20_parág._20_padrão"><text:span text:style-name="T21">ERS</text:span></text:span><text:bookmark-end text:name="_Toc338918237"/><text:bookmark-end text:name="h.pnsnylqihnl1"/></text:h>
          </table:table-cell>
          <table:table-cell table:style-name="Tabela5.A1" office:value-type="string">
            <text:h text:style-name="P57" text:outline-level="2"><text:bookmark-start text:name="_Toc338918238"/><text:bookmark-start text:name="h.baqodbvlc1h2"/><text:span text:style-name="Fonte_20_parág._20_padrão"><text:span text:style-name="T21">Especificação de Requisitos de Software</text:span></text:span><text:bookmark-end text:name="_Toc338918238"/><text:bookmark-end text:name="h.baqodbvlc1h2"/></text:h>
          </table:table-cell>
        </table:table-row>
        <text:soft-page-break/>
        <table:table-row>
          <table:table-cell table:style-name="Tabela5.A1" office:value-type="string">
            <text:h text:style-name="P57" text:outline-level="2"><text:bookmark-start text:name="h.p50alkcir8nz"/><text:bookmark-end text:name="h.p50alkcir8nz"/></text:h>
          </table:table-cell>
          <table:table-cell table:style-name="Tabela5.A1" office:value-type="string">
            <text:h text:style-name="P57" text:outline-level="2"><text:bookmark-start text:name="h.ar3nz4mas5ih"/><text:bookmark-end text:name="h.ar3nz4mas5ih"/></text:h>
          </table:table-cell>
        </table:table-row>
        <table:table-row>
          <table:table-cell table:style-name="Tabela5.A1" office:value-type="string">
            <text:h text:style-name="P57" text:outline-level="2"><text:bookmark-start text:name="h.nhuym5lgtzfg"/><text:bookmark-end text:name="h.nhuym5lgtzfg"/></text:h>
          </table:table-cell>
          <table:table-cell table:style-name="Tabela5.A1" office:value-type="string">
            <text:h text:style-name="P57" text:outline-level="2"><text:bookmark-start text:name="h.iu38s5c9zu8k"/><text:bookmark-end text:name="h.iu38s5c9zu8k"/></text:h>
          </table:table-cell>
        </table:table-row>
        <table:table-row>
          <table:table-cell table:style-name="Tabela5.A1" office:value-type="string">
            <text:h text:style-name="P57" text:outline-level="2"><text:bookmark-start text:name="h.tizj2njln3ck"/><text:bookmark-end text:name="h.tizj2njln3ck"/></text:h>
          </table:table-cell>
          <table:table-cell table:style-name="Tabela5.A1" office:value-type="string">
            <text:h text:style-name="P57" text:outline-level="2"><text:bookmark-start text:name="h.61d0jtmznru5"/><text:bookmark-end text:name="h.61d0jtmznru5"/></text:h>
          </table:table-cell>
        </table:table-row>
      </table:table>
      <text:h text:style-name="P53" text:outline-level="2"><text:bookmark-start text:name="h.t1px0zbt7p2e"/><text:bookmark-end text:name="h.t1px0zbt7p2e"/></text:h>
      <text:h text:style-name="P52" text:outline-level="3"><text:bookmark-start text:name="_Toc338918239"/><text:bookmark-start text:name="h.b0uld4tue97h"/><text:span text:style-name="Fonte_20_parág._20_padrão"><text:span text:style-name="T13">6.2</text:span></text:span><text:bookmark-end text:name="h.b0uld4tue97h"/><text:span text:style-name="Fonte_20_parág._20_padrão"><text:span text:style-name="T13"> </text:span></text:span><text:span text:style-name="Fonte_20_parág._20_padrão"><text:span text:style-name="T13">Local de Armazenamento</text:span></text:span><text:bookmark-end text:name="_Toc338918239"/></text:h>
      <text:p text:style-name="P21"><text:span text:style-name="Fonte_20_parág._20_padrão"><text:span text:style-name="T16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21"><text:span text:style-name="Fonte_20_parág._20_padrão"><text:span text:style-name="T16">O caminh</text:span></text:span><text:span text:style-name="Fonte_20_parág._20_padrão"><text:span text:style-name="T16">o definido para o armazenamento dos artefatos a serem controlados pela ferramenta é </text:span></text:span><text:span text:style-name="Fonte_20_parág._20_padrão"><text:span text:style-name="T22">https://sgb-02-2012.googlecode.com/svn/</text:span></text:span><text:span text:style-name="Fonte_20_parág._20_padrão"><text:span text:style-name="T16">.</text:span></text:span></text:p>
      <text:p text:style-name="P8"/>
      <text:h text:style-name="P53" text:outline-level="2"><text:bookmark-start text:name="_Toc338918240"/><text:bookmark-start text:name="h.pw204k7sft3w"/>6.2.1 Estrutura de Diretórios<text:bookmark-end text:name="_Toc338918240"/><text:bookmark-end text:name="h.pw204k7sft3w"/></text:h>
      <text:p text:style-name="P8"><text:tab/>O local de armazenamento deverá ter a seguinte estrutura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">Diretório</text:p>
          </table:table-cell>
          <table:table-cell table:style-name="Tabela6.A1" office:value-type="string">
            <text:p text:style-name="P4">Itens de Configuração</text:p>
          </table:table-cell>
        </table:table-row>
        <table:table-row>
          <table:table-cell table:style-name="Tabela6.A1" office:value-type="string">
            <text:p text:style-name="P4">Aquisição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>Desenvolvimento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>Garantia da Qualidade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>Gerência de Configuração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>Gerência de Projetos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>Medição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>Requisitos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</table:table>
      <text:p text:style-name="P8"/>
      <text:p text:style-name="P8"/>
      <text:h text:style-name="P53" text:outline-level="2"><text:bookmark-start text:name="_Toc338918241"/><text:bookmark-start text:name="h.6w98cny1efjm"/>6.3 Ferramentas<text:bookmark-end text:name="_Toc338918241"/><text:bookmark-end text:name="h.6w98cny1efjm"/></text:h>
      <text:p text:style-name="P8"/>
      <text:h text:style-name="P53" text:outline-level="2"><text:bookmark-start text:name="_Toc338918242"/><text:bookmark-start text:name="h.urtckcx2msd1"/><text:soft-page-break/>6.4 Templates de Artefatos<text:bookmark-end text:name="_Toc338918242"/><text:bookmark-end text:name="h.urtckcx2msd1"/></text:h>
      <text:p text:style-name="P8"/>
      <text:h text:style-name="P53" text:outline-level="2"><text:bookmark-start text:name="h.8k3ps58gt95n"/><text:bookmark-end text:name="h.8k3ps58gt95n"/></text:h>
      <text:p text:style-name="P8"/>
      <text:h text:style-name="P53" text:outline-level="2"><text:bookmark-start text:name="_Toc338918243"/><text:bookmark-start text:name="h.zb69qvlswc2h"/>5.5 Regras de acesso<text:bookmark-end text:name="_Toc338918243"/><text:bookmark-end text:name="h.zb69qvlswc2h"/></text:h>
      <text:p text:style-name="P8"/>
      <text:h text:style-name="P52" text:outline-level="3"><text:bookmark-start text:name="_Toc338918244"/><text:bookmark-start text:name="h.xcwhdocky38"/><text:span text:style-name="Fonte_20_parág._20_padrão"><text:span text:style-name="T13">6.1.5. Geração da Baseline</text:span></text:span><text:bookmark-end text:name="_Toc338918244"/><text:bookmark-end text:name="h.xcwhdocky38"/></text:h>
      <text:p text:style-name="P20"><text:span text:style-name="Fonte_20_parág._20_padrão"><text:span text:style-name="T16">A baseline deverá </text:span></text:span><text:span text:style-name="Fonte_20_parág._20_padrão"><text:span text:style-name="T16">ser gerada à conclusão de cada ciclo do projeto, ou em marcos pré-estabelecidos no plano do projeto. A alteração em algum item que já tenha sido armazenado em uma baseline, deverá ser submetida ao controle de mudanças.</text:span></text:span></text:p>
      <text:h text:style-name="P55" text:outline-level="2"><text:bookmark-start text:name="_Toc338918245"/><text:bookmark-start text:name="h.7hp0j6ofosy7"/><text:span text:style-name="Fonte_20_parág._20_padrão"><text:span text:style-name="T16">7</text:span></text:span><text:bookmark-end text:name="h.7hp0j6ofosy7"/><text:span text:style-name="Fonte_20_parág._20_padrão"><text:span text:style-name="T16">.2. Controle de Mudanças</text:span></text:span><text:bookmark-end text:name="_Toc338918245"/></text:h>
      <text:p text:style-name="P20"><text:span text:style-name="Fonte_20_parág._20_padrão"><text:span text:style-name="T16">Após o esta</text:span></text:span><text:span text:style-name="Fonte_20_parág._20_padrão"><text:span text:style-name="T16">belecimento de uma configuração base, os artefatos que a compõem e não fazem parte da iteração vigente, necessitarão de um procedimento formalizado para serem alterados, conforme descrito nas seções a seguir.</text:span></text:span></text:p>
      <text:p text:style-name="P20"><text:span text:style-name="Fonte_20_parág._20_padrão"><text:span text:style-name="T16">Segue abaixo o plano de controle de configuraçã</text:span></text:span><text:span text:style-name="Fonte_20_parág._20_padrão"><text:span text:style-name="T16">o a ser seguido para os itens de configuração que compõem uma configuração-base.</text:span></text:span></text:p>
      <text:h text:style-name="P56" text:outline-level="2"><text:bookmark-start text:name="_Toc338918246"/><text:bookmark-start text:name="h.koi3841oeucf"/>6.2.1. Requisição de mudanças<text:bookmark-end text:name="_Toc338918246"/><text:bookmark-end text:name="h.koi3841oeucf"/></text:h>
      <text:p text:style-name="P8"><text:tab/><text:span text:style-name="Fonte_20_parág._20_padrão"><text:span text:style-name="T16">Durante o projeto serão adotados os seguintes procedimentos para a alteração de um item de configuração já aprovado e arquivado:</text:span></text:span></text:p>
      <text:list xml:id="list1745027976" text:style-name="LS4">
        <text:list-item text:start-value="1">
          <text:p text:style-name="P26"><text:span text:style-name="Fonte_20_parág._20_padrão"><text:span text:style-name="T16">A necessidade d</text:span></text:span><text:span text:style-name="Fonte_20_parág._20_padrão"><text:span text:style-name="T16">e uma correção é detectada;</text:span></text:span></text:p>
        </text:list-item>
        <text:list-item>
          <text:p text:style-name="P26"><text:span text:style-name="Fonte_20_parág._20_padrão"><text:span text:style-name="T16">Um pedido de correção é encaminhado ao gerente de projeto via Requisição de Mudança;</text:span></text:span></text:p>
        </text:list-item>
        <text:list-item>
          <text:p text:style-name="P26"><text:span text:style-name="Fonte_20_parág._20_padrão"><text:span text:style-name="T16">O gerente de projeto avalia o impacto da alteração através de conhecimento e experiência pessoal e identificando que se trata de uma alteração </text:span></text:span><text:span text:style-name="Fonte_20_parág._20_padrão"><text:span text:style-name="T16">de até 4 (quatro) pontos, o gerente encaminha para correção sem comunicar o CCC, caso contrário encaminha para o CCC (Comitê de Controle de Configuração) fazer a análise do impacto da mudança no projeto;</text:span></text:span></text:p>
        </text:list-item>
        <text:list-item>
          <text:p text:style-name="P26"><text:span text:style-name="Fonte_20_parág._20_padrão"><text:span text:style-name="T16">Os impactos previstos para a mudança deverão ser doc</text:span></text:span><text:span text:style-name="Fonte_20_parág._20_padrão"><text:span text:style-name="T16">umentados utilizando <text:s/>a rastreabilidade definida, incluindo impactos em outros requisitos, nos produtos e nos planos já confeccionados;</text:span></text:span></text:p>
        </text:list-item>
        <text:list-item>
          <text:p text:style-name="P26"><text:span text:style-name="Fonte_20_parág._20_padrão"><text:span text:style-name="T16">No caso da requisição ser aprovada, o GCO deverá disponibilizar uma cópia do(s) artefato(s) a ser(em) corrigido(s);</text:span></text:span></text:p>
        </text:list-item>
        <text:list-item>
          <text:p text:style-name="P26"><text:span text:style-name="Fonte_20_parág._20_padrão"><text:span text:style-name="T16">O ge</text:span></text:span><text:span text:style-name="Fonte_20_parág._20_padrão"><text:span text:style-name="T16">rente de projeto deverá encaminhar as atividades de correção referentes a requisição a um integrante da equipe de desenvolvimento;</text:span></text:span></text:p>
        </text:list-item>
        <text:list-item>
          <text:p text:style-name="P26"><text:span text:style-name="Fonte_20_parág._20_padrão"><text:span text:style-name="T16">Após a correção ter sido efetivada, o responsável pela alteração deverá solicitar a verificação e revisão ao gerente de </text:span></text:span><text:span text:style-name="Fonte_20_parág._20_padrão"><text:span text:style-name="T16">projeto;</text:span></text:span></text:p>
        </text:list-item>
        <text:list-item>
          <text:p text:style-name="P26"><text:span text:style-name="Fonte_20_parág._20_padrão"><text:span text:style-name="T16">O gerente de projeto aciona o GQA que revise os artefatos alterados;</text:span></text:span></text:p>
        </text:list-item>
        <text:list-item>
          <text:p text:style-name="P26"><text:soft-page-break/><text:span text:style-name="Fonte_20_parág._20_padrão"><text:span text:style-name="T16">O GQA gerar o Relatório de Avaliação com as não – conformidades encontradas;</text:span></text:span></text:p>
        </text:list-item>
        <text:list-item>
          <text:p text:style-name="P26"><text:span text:style-name="Fonte_20_parág._20_padrão"><text:span text:style-name="T16">O gerente de projeto providencia a correção das não – conformidades.</text:span></text:span></text:p>
        </text:list-item>
        <text:list-item>
          <text:p text:style-name="P26"><text:span text:style-name="Fonte_20_parág._20_padrão"><text:span text:style-name="T16">O gerente de projeto deverá acio</text:span></text:span><text:span text:style-name="Fonte_20_parág._20_padrão"><text:span text:style-name="T16">nar o CCC, que deverá verificar se as correções foram efetivadas adequadamente, conforme as requisições de mudanças indicadas e analisadas;</text:span></text:span></text:p>
        </text:list-item>
        <text:list-item>
          <text:p text:style-name="P26"><text:span text:style-name="Fonte_20_parág._20_padrão"><text:span text:style-name="T16">Em caso de aprovação os artefatos corrigidos deverão ser encaminhados ao GCO para que procedam as devidas atividades</text:span></text:span><text:span text:style-name="Fonte_20_parág._20_padrão"><text:span text:style-name="T16"> de controle de configuração;</text:span></text:span></text:p>
        </text:list-item>
        <text:list-item>
          <text:p text:style-name="P26"><text:span text:style-name="Fonte_20_parág._20_padrão"><text:span text:style-name="T16">Após uma solicitação do GPR, normalmente ao final dos marcos do projeto, o GCO deverá gerar uma nova versão do artefato utilizando a ferramenta de Controle de Configuração;</text:span></text:span></text:p>
        </text:list-item>
        <text:list-item>
          <text:p text:style-name="P40"><text:span text:style-name="Fonte_20_parág._20_padrão"><text:span text:style-name="T16">Depois da geração de uma versão, o GCO deverá comunic</text:span></text:span><text:span text:style-name="Fonte_20_parág._20_padrão"><text:span text:style-name="T16">ar a todos os integrantes da equipe que a nova versão já foi aprovada e está disponível para leitura.</text:span></text:span></text:p>
        </text:list-item>
      </text:list>
      <text:p text:style-name="P4"><text:span text:style-name="Fonte_20_parág._20_padrão"><text:span text:style-name="T16"><text:s/></text:span></text:span></text:p>
      <text:p text:style-name="P8"><text:span text:style-name="Fonte_20_parág._20_padrão"><text:span text:style-name="T16">Observações:</text:span></text:span></text:p>
      <text:list xml:id="list2106206222" text:style-name="LS5">
        <text:list-item>
          <text:p text:style-name="P27"><text:span text:style-name="Fonte_20_parág._20_padrão"><text:span text:style-name="T16">Caso a necessidade de correção tenha sido detectada em uma reunião, deverá ser indicado um responsável para gerar a requisição de mudança e</text:span></text:span><text:span text:style-name="Fonte_20_parág._20_padrão"><text:span text:style-name="T16"> </text:span></text:span><text:span text:style-name="Fonte_20_parág._20_padrão"><text:span text:style-name="T16">encaminhar ao responsável pela análise. Esta providência deverá ficar registrada no registro da reunião;</text:span></text:span></text:p>
        </text:list-item>
        <text:list-item>
          <text:p text:style-name="P27"><text:span text:style-name="Fonte_20_parág._20_padrão"><text:span text:style-name="T16">Caso a Requisição de Mudança seja rejeitada, esta deverá ser justificada e comunicada ao solicitante;</text:span></text:span></text:p>
        </text:list-item>
        <text:list-item>
          <text:p text:style-name="P27"><text:span text:style-name="Fonte_20_parág._20_padrão"><text:span text:style-name="T16">Em caso de rejeição das alterações pelo CCC, est</text:span></text:span><text:span text:style-name="Fonte_20_parág._20_padrão"><text:span text:style-name="T16">a deverá ser justificada e comunicada ao responsável pelas alterações.</text:span></text:span></text:p>
        </text:list-item>
      </text:list>
      <text:h text:style-name="P56" text:outline-level="2"><text:bookmark-start text:name="_Toc338918247"/><text:bookmark-start text:name="h.iorok753ph4"/>6.2.2. Avaliação de mudanças<text:bookmark-end text:name="_Toc338918247"/><text:bookmark-end text:name="h.iorok753ph4"/></text:h>
      <text:p text:style-name="P20"><text:span text:style-name="Fonte_20_parág._20_padrão"><text:span text:style-name="T16">Mudanças deverão ser avaliadas quanto ao impacto nos produtos entregáveis e nos recursos dos projetos (ex: prazo, custo, recursos humanos). Qualquer mudança</text:span></text:span><text:span text:style-name="Fonte_20_parág._20_padrão"><text:span text:style-name="T16"> em casos de uso pode impactar no plano do projeto, portanto para cada mudança verificar seu impacto no plano e nos planos auxiliares.</text:span></text:span></text:p>
      <text:p text:style-name="P8"/>
      <text:h text:style-name="P56" text:outline-level="2"><text:bookmark-start text:name="_Toc338918248"/><text:bookmark-start text:name="h.hd11nn95z9b1"/>6.2.3. Aprovação de mudanças<text:bookmark-end text:name="_Toc338918248"/><text:bookmark-end text:name="h.hd11nn95z9b1"/></text:h>
      <text:p text:style-name="P8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4"><text:span text:style-name="Fonte_20_parág._20_padrão"><text:span text:style-name="T3">Tipo de alteraç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3">Comitê de Controle de Configuração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2">Alteração de requisitos</text:span></text:span></text:p>
          </table:table-cell>
          <table:table-cell table:style-name="Tabela7.A1" office:value-type="string">
            <text:p text:style-name="P4"><text:span text:style-name="Fonte_20_parág._20_padrão"><text:span text:style-name="T4">Avaliação</text:span></text:span><text:span text:style-name="Fonte_20_parág._20_padrão"><text:span text:style-name="T2">: </text:span></text:span><text:span text:style-name="Fonte_20_parág._20_padrão"><text:span text:style-name="T2">GRE, GCO, GQA; </text:span></text:span><text:span text:style-name="Fonte_20_parág._20_padrão"><text:span text:style-name="T4">Apoio</text:span></text:span><text:span text:style-name="Fonte_20_parág._20_padrão"><text:span text:style-name="T2">: GPR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2">Alterações de produtos</text:span></text:span></text:p>
          </table:table-cell>
          <table:table-cell table:style-name="Tabela7.A1" office:value-type="string">
            <text:p text:style-name="P4"><text:span text:style-name="Fonte_20_parág._20_padrão"><text:span text:style-name="T4">Avaliação</text:span></text:span><text:span text:style-name="Fonte_20_parág._20_padrão"><text:span text:style-name="T2">: GCO, GQA; </text:span></text:span><text:span text:style-name="Fonte_20_parág._20_padrão"><text:span text:style-name="T4">Apoio</text:span></text:span><text:span text:style-name="Fonte_20_parág._20_padrão"><text:span text:style-name="T2">: GPR, responsável pelo produto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2">Alteração de planos</text:span></text:span></text:p>
          </table:table-cell>
          <table:table-cell table:style-name="Tabela7.A1" office:value-type="string">
            <text:p text:style-name="P4"><text:span text:style-name="Fonte_20_parág._20_padrão"><text:span text:style-name="T4">Avaliação</text:span></text:span><text:span text:style-name="Fonte_20_parág._20_padrão"><text:span text:style-name="T2">: GCO, GQA, GPR</text:span></text:span></text:p>
          </table:table-cell>
        </table:table-row>
      </table:table>
      <text:p text:style-name="P8"/>
      <text:h text:style-name="P56" text:outline-level="2"><text:bookmark-start text:name="_Toc338918249"/><text:bookmark-start text:name="h.cpgvl7u411gr"/>6.2.4. Implementação das mudanças<text:bookmark-end text:name="_Toc338918249"/><text:bookmark-end text:name="h.cpgvl7u411gr"/></text:h>
      <text:p text:style-name="P20"><text:soft-page-break/><text:span text:style-name="Fonte_20_parág._20_padrão"><text:span text:style-name="T16">As mudanças deverão ser implementadas conforme o fluxo definido na</text:span></text:span><text:span text:style-name="Fonte_20_parág._20_padrão"><text:span text:style-name="T16"> sessão 3.2.1 deste documento.</text:span></text:span></text:p>
      <text:h text:style-name="P55" text:outline-level="2"><text:bookmark-start text:name="_Toc338918250"/><text:bookmark-start text:name="h.67tm2bp10h84"/><text:span text:style-name="Fonte_20_parág._20_padrão"><text:span text:style-name="T16">6.3. Administração de Status de Estado</text:span></text:span><text:bookmark-end text:name="_Toc338918250"/><text:bookmark-end text:name="h.67tm2bp10h84"/></text:h>
      <text:p text:style-name="P20"><text:span text:style-name="Fonte_20_parág._20_padrão"><text:span text:style-name="T16">Ao final de cada revisão ou quando solicitado, o GCO deverá fornecer as informações que possibilitem um acompanhamento ou uma auditoria pelo Líder de projeto, pelo Dono do Projeto <text:s/>ou </text:span></text:span><text:span text:style-name="Fonte_20_parág._20_padrão"><text:span text:style-name="T16">por um auditor externo, do estado corrente ou anterior das configurações do projeto.</text:span></text:span></text:p>
      <text:p text:style-name="P20"><text:span text:style-name="Fonte_20_parág._20_padrão"><text:span text:style-name="T16">O relatório do estado do projeto a ser disponibilizado, deverá apresentar no mínimo as seguintes informações: identificação da revisão, período que compreende a revisão, q</text:span></text:span><text:span text:style-name="Fonte_20_parág._20_padrão"><text:span text:style-name="T16">uais os itens de configuração incluídos na revisão e o motivo de sua inclusão.</text:span></text:span></text:p>
      <text:h text:style-name="P55" text:outline-level="2"><text:bookmark-start text:name="_Toc338918251"/><text:bookmark-start text:name="h.fbss2hab1vth"/><text:span text:style-name="Fonte_20_parág._20_padrão"><text:span text:style-name="T16">6.4. Cronograma</text:span></text:span><text:bookmark-end text:name="_Toc338918251"/><text:bookmark-end text:name="h.fbss2hab1vth"/></text:h>
      <text:p text:style-name="P20"><text:span text:style-name="Fonte_20_parág._20_padrão"><text:span text:style-name="T16">A gerência de configuração atuará durante a fase de planejamento, na definição e revisão dos planos; no início de cada iteração, identificando os itens de config</text:span></text:span><text:span text:style-name="Fonte_20_parág._20_padrão"><text:span text:style-name="T16">uração que deverão ser gerados; e ao final de cada atividade das fases do ciclo </text:span></text:span><text:span text:style-name="Fonte_20_parág._20_padrão"><text:span text:style-name="T16">de vida, conforme definido nos planos de gerência do projeto, visando estabelecer a cada fase do projeto as configurações base.</text:span></text:span></text:p>
      <text:p text:style-name="P8"><text:span text:style-name="Fonte_20_parág._20_padrão"><text:span text:style-name="T16">Além destas atividades, deverão ser geradas revi</text:span></text:span><text:span text:style-name="Fonte_20_parág._20_padrão"><text:span text:style-name="T16">sões na ferramenta de controle de configuração dos artefatos produzidos, mesmo que produzidos parcialmente. Durante estas revisões deverá ser verificada a consistência do demonstrativo de métricas, com o cronograma e as atividades gerencias executadas.</text:span></text:span></text:p>
      <text:h text:style-name="P55" text:outline-level="2"><text:bookmark-start text:name="_Toc338918252"/><text:bookmark-start text:name="h.ne0o8sds1gu1"/><text:span text:style-name="Fonte_20_parág._20_padrão"><text:span text:style-name="T16">6.5</text:span></text:span><text:bookmark-end text:name="h.ne0o8sds1gu1"/><text:span text:style-name="Fonte_20_parág._20_padrão"><text:span text:style-name="T16">. Recursos</text:span></text:span><text:bookmark-end text:name="_Toc338918252"/></text:h>
      <text:p text:style-name="P8"><text:span text:style-name="Fonte_20_parág._20_padrão"><text:span text:style-name="T16">Conforme colocado na seção 3.1.3. será necessário espaço para o armazenamento das bibliotecas controladas, ferramenta Subversion para controle destas bibliotecas, equipamento disponível para acesso aos produtos de trabalhos, infra-estrutura de r</text:span></text:span><text:span text:style-name="Fonte_20_parág._20_padrão"><text:span text:style-name="T16">ede de computadores para disponibilização dos artefatos aos demais participantes da equipe do projeto.</text:span></text:span></text:p>
      <text:h text:style-name="P55" text:outline-level="2"><text:bookmark-start text:name="_Toc338918253"/><text:bookmark-start text:name="h.gyqky8qja16b"/><text:span text:style-name="Fonte_20_parág._20_padrão"><text:span text:style-name="T16">6.7. Manutenção do Plano de GCO</text:span></text:span><text:bookmark-end text:name="_Toc338918253"/><text:bookmark-end text:name="h.gyqky8qja16b"/></text:h>
      <text:p text:style-name="P8"><text:span text:style-name="Fonte_20_parág._20_padrão"><text:span text:style-name="T16">Este plano, assim como os demais planos do projeto serão controlados pela gerência de configuração, de forma que deverão </text:span></text:span><text:span text:style-name="Fonte_20_parág._20_padrão"><text:span text:style-name="T16">respeitar os procedimentos de controle de mudanças estipulados neste documento.</text:span></text:span></text:p>
      <text:p text:style-name="P8"><text:span text:style-name="Fonte_20_parág._20_padrão"><text:span text:style-name="T16">Assim o responsável pela configuração fica responsável pela monitoração deste plano, e possíveis alterações provenientes no decorrer do projeto.</text:span></text:span></text:p>
      <text:h text:style-name="P55" text:outline-level="2"><text:bookmark-start text:name="_Toc338918254"/><text:bookmark-start text:name="h.utt6dtna48v2"/><text:span text:style-name="Fonte_20_parág._20_padrão"><text:span text:style-name="T16">6.8.</text:span></text:span><text:bookmark-end text:name="h.utt6dtna48v2"/><text:span text:style-name="Fonte_20_parág._20_padrão"><text:span text:style-name="T16"><text:tab/>Procedimento de medições e</text:span></text:span><text:span text:style-name="Fonte_20_parág._20_padrão"><text:span text:style-name="T16"> avaliações do processo e coletas</text:span></text:span><text:bookmark-end text:name="_Toc338918254"/></text:h>
      <text:p text:style-name="P8"/>
      <text:p text:style-name="P8"><text:span text:style-name="Fonte_20_parág._20_padrão"><text:span text:style-name="T16">Métricas, podem ser definidas como algo que se deseja medir. No entanto deve-se definir que tipos de dados estamos coletando.</text:span></text:span></text:p>
      <text:p text:style-name="P8"><text:span text:style-name="Fonte_20_parág._20_padrão"><text:span text:style-name="T16">Durante a coletar das métricas, deve-se observar os seguintes aspectos:</text:span></text:span></text:p>
      <text:list xml:id="list343261303" text:style-name="LS6">
        <text:list-item>
          <text:p text:style-name="P28"><text:soft-page-break/><text:span text:style-name="Fonte_20_parág._20_padrão"><text:span text:style-name="T20">Definições:</text:span></text:span><text:span text:style-name="Fonte_20_parág._20_padrão"><text:span text:style-name="T16"> entender o </text:span></text:span><text:span text:style-name="Fonte_20_parág._20_padrão"><text:span text:style-name="T16">que é a métrica envolvida e como é calculada;</text:span></text:span></text:p>
        </text:list-item>
        <text:list-item>
          <text:p text:style-name="P28"><text:span text:style-name="Fonte_20_parág._20_padrão"><text:span text:style-name="T20">Unidades:</text:span></text:span><text:span text:style-name="Fonte_20_parág._20_padrão"><text:span text:style-name="T16"> as métricas devem possuir unidades uniformes. Para melhor interpretação e entendimento, dos resultados.</text:span></text:span></text:p>
        </text:list-item>
        <text:list-item>
          <text:p text:style-name="P41"><text:span text:style-name="Fonte_20_parág._20_padrão"><text:span text:style-name="T20">Consistência:</text:span></text:span><text:span text:style-name="Fonte_20_parág._20_padrão"><text:span text:style-name="T16"> cada conjunto de métricas em si deve prover, em total, uma única resposta, que dev</text:span></text:span><text:span text:style-name="Fonte_20_parág._20_padrão"><text:span text:style-name="T16">e ser clara.</text:span></text:span></text:p>
        </text:list-item>
      </text:list>
      <text:p text:style-name="P4"><text:span text:style-name="Fonte_20_parág._20_padrão"><text:span text:style-name="T16">Vejamos agora uma lista de métricas agrupadas por área:</text:span></text:span></text:p>
      <text:p text:style-name="P8"/>
      <text:h text:style-name="P56" text:outline-level="2"><text:bookmark-start text:name="_Toc338918255"/><text:bookmark-start text:name="h.1lk6alklruar"/>6.8.1. Rastreamento de problemas:<text:bookmark-end text:name="_Toc338918255"/><text:bookmark-end text:name="h.1lk6alklruar"/></text:h>
      <text:list xml:id="list360538905" text:style-name="LS7">
        <text:list-item>
          <text:p text:style-name="P29"><text:span text:style-name="Fonte_20_parág._20_padrão"><text:span text:style-name="T16">Taxa de aproveitamento (problemas novos/ problemas resolvidos);</text:span></text:span></text:p>
        </text:list-item>
        <text:list-item>
          <text:p text:style-name="P29"><text:span text:style-name="Fonte_20_parág._20_padrão"><text:span text:style-name="T16">Quantidade de problemas resolvidos/ build;</text:span></text:span></text:p>
        </text:list-item>
        <text:list-item>
          <text:p text:style-name="P29"><text:span text:style-name="Fonte_20_parág._20_padrão"><text:span text:style-name="T16">Quantidade de problemas resolvidos em um </text:span></text:span><text:span text:style-name="Fonte_20_parág._20_padrão"><text:span text:style-name="T16">período (gráfico ao longo do tempo);</text:span></text:span></text:p>
        </text:list-item>
        <text:list-item>
          <text:p text:style-name="P29"><text:span text:style-name="Fonte_20_parág._20_padrão"><text:span text:style-name="T16">Tempo de resolução de problemas em um período (gráfico ao longo do tempo);</text:span></text:span></text:p>
        </text:list-item>
        <text:list-item>
          <text:p text:style-name="P29"><text:span text:style-name="Fonte_20_parág._20_padrão"><text:span text:style-name="T16">Quantidade de problemas identificados por fase do projeto ou por release (gráfico ao longo das fases).</text:span></text:span></text:p>
        </text:list-item>
      </text:list>
      <text:h text:style-name="P56" text:outline-level="2"><text:bookmark-start text:name="_Toc338918256"/><text:bookmark-start text:name="h.nzxrzdufqt7x"/>6.8.2. Métricas de Uso da Ferramenta de Versionamento<text:bookmark-end text:name="_Toc338918256"/><text:bookmark-end text:name="h.nzxrzdufqt7x"/></text:h>
      <text:list xml:id="list582196674" text:style-name="LS8">
        <text:list-item>
          <text:p text:style-name="P30"><text:span text:style-name="Fonte_20_parág._20_padrão"><text:span text:style-name="T16">Taxa de crescimento do repositório de versionamento em um período (gráfico ao longo do tempo – em geral, no mínimo para um ano). Reflete a ocupação em termos de quantidade (ex.: MB) nos HDs dos servidores.</text:span></text:span></text:p>
        </text:list-item>
        <text:list-item>
          <text:p text:style-name="P30"><text:span text:style-name="Fonte_20_parág._20_padrão"><text:span text:style-name="T16">Taxa de crescimento de novas aplicaçõ</text:span></text:span><text:span text:style-name="Fonte_20_parág._20_padrão"><text:span text:style-name="T16">es inseridas no repositório (gráfico ao longo do tempo – em geral). <text:s/>Reflete o volume de crescimento em termos de quantidade de novas aplicações para saber até onde a ferramenta e o repositório de versionamento conseguem suportar.</text:span></text:span></text:p>
        </text:list-item>
        <text:list-item>
          <text:p text:style-name="P30"><text:span text:style-name="Fonte_20_parág._20_padrão"><text:span text:style-name="T16">Tempo de preparação para </text:span></text:span><text:span text:style-name="Fonte_20_parág._20_padrão"><text:span text:style-name="T16">um simples build.</text:span></text:span></text:p>
        </text:list-item>
        <text:list-item>
          <text:p text:style-name="P30"><text:span text:style-name="Fonte_20_parág._20_padrão"><text:span text:style-name="T16">Quantidade de arquivo por mudança: verifica quantos arquivos mudaram a partir de uma necessidade de mudança. Visa analisar impacto.</text:span></text:span></text:p>
        </text:list-item>
        <text:list-item>
          <text:p text:style-name="P30"><text:span text:style-name="Fonte_20_parág._20_padrão"><text:span text:style-name="T16">Linhas de códigos mudadas: indicando quantas linhas de códigos foram mudadas (adicionadas, modificadas, ex</text:span></text:span><text:span text:style-name="Fonte_20_parág._20_padrão"><text:span text:style-name="T16">cluídas) a pedido.</text:span></text:span></text:p>
        </text:list-item>
        <text:list-item>
          <text:p text:style-name="P30"><text:span text:style-name="Fonte_20_parág._20_padrão"><text:span text:style-name="T16">Quais os arquivos mais mudados: lista em ordem de Pareto para indicar em termos de quantidade quais os arquivos que mais mudaram. Isso pode indicar problemas de projeto do código no arquivo.</text:span></text:span></text:p>
        </text:list-item>
        <text:list-item>
          <text:p text:style-name="P30"><text:span text:style-name="Fonte_20_parág._20_padrão"><text:span text:style-name="T16">Quais as interfaces mais mudadas: lista em ord</text:span></text:span><text:span text:style-name="Fonte_20_parág._20_padrão"><text:span text:style-name="T16">em de Pareto para indicar em termos de quantidade quais as interfaces que mais mudaram. Isto pode indicar problemas de projeto na interface.</text:span></text:span></text:p>
        </text:list-item>
        <text:list-item>
          <text:p text:style-name="P30"><text:span text:style-name="Fonte_20_parág._20_padrão"><text:span text:style-name="T16">Número de arquivos por produto ou sistema (mede tamanho dos sistemas em termos de arquivos)</text:span></text:span></text:p>
        </text:list-item>
        <text:list-item>
          <text:p text:style-name="P30"><text:span text:style-name="Fonte_20_parág._20_padrão"><text:span text:style-name="T16">Linhas de código por ar</text:span></text:span><text:span text:style-name="Fonte_20_parág._20_padrão"><text:span text:style-name="T16">quivo, por subsistema ou por tipo de arquivo (mede tamanho em nível mais atômico).</text:span></text:span></text:p>
        </text:list-item>
      </text:list>
      <text:h text:style-name="P56" text:outline-level="2"><text:bookmark-start text:name="_Toc338918257"/><text:bookmark-start text:name="h.7tcb9t24z7c2"/><text:soft-page-break/>6.8.3. Gerência de Mudanças – Métricas de Processo:<text:bookmark-end text:name="_Toc338918257"/><text:bookmark-end text:name="h.7tcb9t24z7c2"/></text:h>
      <text:p text:style-name="P8"><text:span text:style-name="Fonte_20_parág._20_padrão"><text:span text:style-name="T16">Visa através de informações levantadas, verificar os limites das ferramentas de versionamento que são utilizadas. Algumas</text:span></text:span><text:span text:style-name="Fonte_20_parág._20_padrão"><text:span text:style-name="T16"> métricas se destacam nesse caso:</text:span></text:span></text:p>
      <text:list xml:id="list1011209866" text:style-name="LS9">
        <text:list-item>
          <text:p text:style-name="P31"><text:span text:style-name="Fonte_20_parág._20_padrão"><text:span text:style-name="T16">Número máximo de revisões por arquivo.</text:span></text:span></text:p>
        </text:list-item>
        <text:list-item>
          <text:p text:style-name="P31"><text:span text:style-name="Fonte_20_parág._20_padrão"><text:span text:style-name="T16">Número máximo de diretórios / arquivos suportados.</text:span></text:span></text:p>
        </text:list-item>
        <text:list-item>
          <text:p text:style-name="P31"><text:span text:style-name="Fonte_20_parág._20_padrão"><text:span text:style-name="T16">Número máximo de arquivos por mudança.</text:span></text:span></text:p>
        </text:list-item>
        <text:list-item>
          <text:p text:style-name="P31"><text:span text:style-name="Fonte_20_parág._20_padrão"><text:span text:style-name="T16">Número máximo de problemas.</text:span></text:span></text:p>
        </text:list-item>
        <text:list-item>
          <text:p text:style-name="P31"><text:span text:style-name="Fonte_20_parág._20_padrão"><text:span text:style-name="T16">Número máximo de ramificações de uma versão.</text:span></text:span></text:p>
        </text:list-item>
        <text:list-item>
          <text:p text:style-name="P31"><text:span text:style-name="Fonte_20_parág._20_padrão"><text:span text:style-name="T16">Tempo máximo para </text:span></text:span><text:span text:style-name="Fonte_20_parág._20_padrão"><text:span text:style-name="T16">fazer um arquivo.</text:span></text:span></text:p>
        </text:list-item>
        <text:list-item>
          <text:p text:style-name="P31"><text:span text:style-name="Fonte_20_parág._20_padrão"><text:span text:style-name="T16">Tempo máximo para procurar um problema.</text:span></text:span></text:p>
        </text:list-item>
        <text:list-item>
          <text:p text:style-name="P42"><text:span text:style-name="Fonte_20_parág._20_padrão"><text:span text:style-name="T16">Tempo máximo para congelas um baseline.</text:span></text:span><text:span text:style-name="Fonte_20_parág._20_padrão"><text:span text:style-name="T20"> </text:span></text:span></text:p>
        </text:list-item>
      </text:list>
      <text:p text:style-name="P8"/>
      <text:h text:style-name="P56" text:outline-level="2"><text:bookmark-start text:name="_Toc338918258"/><text:bookmark-start text:name="h.d4l57pk7y45m"/>6.8.4. Métodos de Medição<text:bookmark-end text:name="_Toc338918258"/><text:bookmark-end text:name="h.d4l57pk7y45m"/></text:h>
      <text:p text:style-name="P8"><text:span text:style-name="Fonte_20_parág._20_padrão"><text:span text:style-name="T16">Devem indicar “como” vai ser medido o que desejamos obter. Em outras palavras, é atribuir um valor a métrica. Podemos ver a seguir</text:span></text:span><text:span text:style-name="Fonte_20_parág._20_padrão"><text:span text:style-name="T16">, de forma simples, quais os tipos de medições que podemos fazer. Com isso pode-se ter uma melhor visão para definir um método de medição. As medições podem ser:</text:span></text:span></text:p>
      <text:list xml:id="list1550981956" text:style-name="LS10">
        <text:list-item>
          <text:p text:style-name="P32"><text:span text:style-name="Fonte_20_parág._20_padrão"><text:span text:style-name="T20">Repetíveis:</text:span></text:span><text:span text:style-name="Fonte_20_parág._20_padrão"><text:span text:style-name="T16"> por exemplo, mesmo momento de medição fazendo uso do mesmo instrumento de medição.</text:span></text:span></text:p>
        </text:list-item>
        <text:list-item>
          <text:p text:style-name="P32"><text:span text:style-name="Fonte_20_parág._20_padrão"><text:span text:style-name="T20">Precisa:</text:span></text:span><text:span text:style-name="Fonte_20_parág._20_padrão"><text:span text:style-name="T16"> uma valida escala de valores e uma fonte conhecida.</text:span></text:span></text:p>
        </text:list-item>
        <text:list-item>
          <text:p text:style-name="P32"><text:span text:style-name="Fonte_20_parág._20_padrão"><text:span text:style-name="T20">Comparável:</text:span></text:span><text:span text:style-name="Fonte_20_parág._20_padrão"><text:span text:style-name="T16"> um valor obtido a partir de comparação entre dois valores (podendo ser das mesmas escalas ou não)</text:span></text:span></text:p>
        </text:list-item>
        <text:list-item>
          <text:p text:style-name="P43"><text:span text:style-name="Fonte_20_parág._20_padrão"><text:span text:style-name="T20">Econômica:</text:span></text:span><text:span text:style-name="Fonte_20_parág._20_padrão"><text:span text:style-name="T16"> coleta e análise comparativa e/ ou subjetiva de “n” valores quaisquer, </text:span></text:span><text:span text:style-name="Fonte_20_parág._20_padrão"><text:span text:style-name="T16">para se chegar a outro valor qualquer.</text:span></text:span></text:p>
        </text:list-item>
      </text:list>
      <text:p text:style-name="P8"/>
      <text:h text:style-name="P55" text:outline-level="2"><text:bookmark-start text:name="_Toc338918259"/><text:bookmark-start text:name="h.cksf95tyslqk"/><text:span text:style-name="Fonte_20_parág._20_padrão"><text:span text:style-name="T16">6.9.</text:span></text:span><text:bookmark-end text:name="h.cksf95tyslqk"/><text:span text:style-name="Fonte_20_parág._20_padrão"><text:span text:style-name="T16"><text:tab/>Procedimentos de auditoria do processo e dos itens de configuração</text:span></text:span><text:bookmark-end text:name="_Toc338918259"/><text:span text:style-name="Fonte_20_parág._20_padrão"><text:span text:style-name="T16"> </text:span></text:span></text:h>
      <text:p text:style-name="P8"/>
      <text:p text:style-name="P8"><text:span text:style-name="Fonte_20_parág._20_padrão"><text:span text:style-name="T16">A auditoria da configuração deve ser conduzida para verificar se um item de configuração está em conformidade com um padrão ou requisito espec</text:span></text:span><text:span text:style-name="Fonte_20_parág._20_padrão"><text:span text:style-name="T16">ificado. Ou seja, a auditoria é o processo de examinar um produto, sendo que esse processo é executado por um grupo independente do grupo que o produziu.</text:span></text:span></text:p>
      <text:p text:style-name="P8"><text:span text:style-name="Fonte_20_parág._20_padrão"><text:span text:style-name="T16">Assim, quanto mais crítico é o projeto em termos de tamanho, custo ou cronograma, maior é a necessidad</text:span></text:span><text:span text:style-name="Fonte_20_parág._20_padrão"><text:span text:style-name="T16">e de se ter um processo eficiente de auditoria.</text:span></text:span></text:p>
      <text:p text:style-name="P8"><text:span text:style-name="Fonte_20_parág._20_padrão"><text:span text:style-name="T16">A auditoria de configuração deve ser executada antes que uma </text:span></text:span><text:span text:style-name="Fonte_20_parág._20_padrão"><text:span text:style-name="T23">baseline </text:span></text:span><text:span text:style-name="Fonte_20_parág._20_padrão"><text:span text:style-name="T16">seja definida, para certificar que o produto está de acordo com os requisitos (de especificação e contratuais) e também para garantir que </text:span></text:span><text:span text:style-name="Fonte_20_parág._20_padrão"><text:span text:style-name="T16">está precisamente descrito em seus documentos técnicos.</text:span></text:span></text:p>
      <text:p text:style-name="P8"><text:soft-page-break/><text:span text:style-name="Fonte_20_parág._20_padrão"><text:span text:style-name="T16">Toda alteração também precisa ser auditada para garantir a integridade do produto que está sendo produzido. Ou seja, ela é utilizada para tornar visível ao gerenciamento o </text:span></text:span><text:span text:style-name="Fonte_20_parág._20_padrão"><text:span text:style-name="T23">status </text:span></text:span><text:span text:style-name="Fonte_20_parág._20_padrão"><text:span text:style-name="T16">do software ao longo </text:span></text:span><text:span text:style-name="Fonte_20_parág._20_padrão"><text:span text:style-name="T16">do ciclo de vida do projeto e também para revelar se os requisitos iniciais estão sendo satisfeitos e se a passagem de uma configuração a outra não descaracteriza o produto.</text:span></text:span></text:p>
      <text:p text:style-name="P8"><text:span text:style-name="Fonte_20_parág._20_padrão"><text:span text:style-name="T16">São exemplo de itens de configuração sob gerência de configuração nos sistemas </text:span></text:span><text:span text:style-name="Fonte_20_parág._20_padrão"><text:span text:style-name="T16">devem incluir:</text:span></text:span></text:p>
      <text:list xml:id="list317374684" text:style-name="LS11">
        <text:list-item>
          <text:p text:style-name="P33"><text:span text:style-name="Fonte_20_parág._20_padrão"><text:span text:style-name="T16">Documentos gerenciais;</text:span></text:span></text:p>
        </text:list-item>
        <text:list-item>
          <text:p text:style-name="P33"><text:span text:style-name="Fonte_20_parág._20_padrão"><text:span text:style-name="T16">Requisitos, especificações;</text:span></text:span></text:p>
        </text:list-item>
        <text:list-item>
          <text:p text:style-name="P33"><text:span text:style-name="Fonte_20_parág._20_padrão"><text:span text:style-name="T16">Modelos da análise e projeto;</text:span></text:span></text:p>
        </text:list-item>
        <text:list-item>
          <text:p text:style-name="P33"><text:span text:style-name="Fonte_20_parág._20_padrão"><text:span text:style-name="T16">Códigos fonte;</text:span></text:span></text:p>
        </text:list-item>
        <text:list-item>
          <text:p text:style-name="P33"><text:span text:style-name="Fonte_20_parág._20_padrão"><text:span text:style-name="T16">Arquivos de configuração;</text:span></text:span></text:p>
        </text:list-item>
        <text:list-item>
          <text:p text:style-name="P33"><text:span text:style-name="Fonte_20_parág._20_padrão"><text:span text:style-name="T16">Executáveis;</text:span></text:span></text:p>
        </text:list-item>
        <text:list-item>
          <text:p text:style-name="P44"><text:span text:style-name="Fonte_20_parág._20_padrão"><text:span text:style-name="T16">Pacotes de instalação.</text:span></text:span></text:p>
        </text:list-item>
      </text:list>
      <text:p text:style-name="P6"/>
      <text:p text:style-name="P4"><text:span text:style-name="Fonte_20_parág._20_padrão"><text:span text:style-name="T16">Havendo necessidade de gerência de outros itens não listados acima, os itens falta</text:span></text:span><text:span text:style-name="Fonte_20_parág._20_padrão"><text:span text:style-name="T16">ntes devem ser definidos pelo Gerente de Configuração e inseridos no repositório do sistema.</text:span></text:span></text:p>
      <text:p text:style-name="P8"/>
      <text:h text:style-name="P49" text:outline-level="1"><text:bookmark-start text:name="_Toc338918260"/><text:bookmark-start text:name="h.u4ohl3ioz0og"/><text:span text:style-name="Fonte_20_parág._20_padrão"><text:span text:style-name="T13">6 Requisição de mudança</text:span></text:span><text:bookmark-end text:name="_Toc338918260"/><text:bookmark-end text:name="h.u4ohl3ioz0og"/></text:h>
      <text:p text:style-name="P8"/>
      <text:h text:style-name="P49" text:outline-level="1"><text:bookmark-start text:name="_Toc338918261"/><text:bookmark-start text:name="h.amkj98rq1lbe"/><text:span text:style-name="Fonte_20_parág._20_padrão"><text:span text:style-name="T13">7 Auditoria da Configuração</text:span></text:span><text:bookmark-end text:name="_Toc338918261"/><text:bookmark-end text:name="h.amkj98rq1lb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1" style:display-name="WW_CharLFO1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1" style:display-name="WW_CharLFO2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2" style:display-name="WW_CharLFO2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3" style:display-name="WW_CharLFO2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4" style:display-name="WW_CharLFO2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5" style:display-name="WW_CharLFO2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6" style:display-name="WW_CharLFO2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7" style:display-name="WW_CharLFO2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8" style:display-name="WW_CharLFO2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2LVL9" style:display-name="WW_CharLFO2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1" style:display-name="WW_CharLFO4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2" style:display-name="WW_CharLFO4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3" style:display-name="WW_CharLFO4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4" style:display-name="WW_CharLFO4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5" style:display-name="WW_CharLFO4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6" style:display-name="WW_CharLFO4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7" style:display-name="WW_CharLFO4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8" style:display-name="WW_CharLFO4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4LVL9" style:display-name="WW_CharLFO4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1" style:display-name="WW_CharLFO5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2" style:display-name="WW_CharLFO5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3" style:display-name="WW_CharLFO5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4" style:display-name="WW_CharLFO5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5" style:display-name="WW_CharLFO5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6" style:display-name="WW_CharLFO5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7" style:display-name="WW_CharLFO5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8" style:display-name="WW_CharLFO5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5LVL9" style:display-name="WW_CharLFO5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1" style:display-name="WW_CharLFO6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2" style:display-name="WW_CharLFO6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3" style:display-name="WW_CharLFO6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4" style:display-name="WW_CharLFO6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5" style:display-name="WW_CharLFO6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6" style:display-name="WW_CharLFO6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7" style:display-name="WW_CharLFO6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8" style:display-name="WW_CharLFO6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6LVL9" style:display-name="WW_CharLFO6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1" style:display-name="WW_CharLFO7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2" style:display-name="WW_CharLFO7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3" style:display-name="WW_CharLFO7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4" style:display-name="WW_CharLFO7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5" style:display-name="WW_CharLFO7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6" style:display-name="WW_CharLFO7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7" style:display-name="WW_CharLFO7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8" style:display-name="WW_CharLFO7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7LVL9" style:display-name="WW_CharLFO7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1" style:display-name="WW_CharLFO8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2" style:display-name="WW_CharLFO8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3" style:display-name="WW_CharLFO8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4" style:display-name="WW_CharLFO8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5" style:display-name="WW_CharLFO8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6" style:display-name="WW_CharLFO8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7" style:display-name="WW_CharLFO8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8" style:display-name="WW_CharLFO8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8LVL9" style:display-name="WW_CharLFO8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1" style:display-name="WW_CharLFO9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2" style:display-name="WW_CharLFO9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3" style:display-name="WW_CharLFO9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4" style:display-name="WW_CharLFO9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5" style:display-name="WW_CharLFO9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6" style:display-name="WW_CharLFO9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7" style:display-name="WW_CharLFO9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8" style:display-name="WW_CharLFO9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9LVL9" style:display-name="WW_CharLFO9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1" style:display-name="WW_CharLFO10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2" style:display-name="WW_CharLFO10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3" style:display-name="WW_CharLFO10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4" style:display-name="WW_CharLFO10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5" style:display-name="WW_CharLFO10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6" style:display-name="WW_CharLFO10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7" style:display-name="WW_CharLFO10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8" style:display-name="WW_CharLFO10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0LVL9" style:display-name="WW_CharLFO10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1" style:display-name="WW_CharLFO11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2" style:display-name="WW_CharLFO11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3" style:display-name="WW_CharLFO11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4" style:display-name="WW_CharLFO11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5" style:display-name="WW_CharLFO11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6" style:display-name="WW_CharLFO11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7" style:display-name="WW_CharLFO11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8" style:display-name="WW_CharLFO11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11LVL9" style:display-name="WW_CharLFO11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WW_5f_CharLFO1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1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1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1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1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1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1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1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1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WW_5f_CharLFO2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2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2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2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2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2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2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2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2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WW_5f_CharLFO4LVL1" style:num-suffix="." style:num-format="1">
        <style:list-level-properties text:space-before="0.635cm" text:min-label-width="0.635cm"/>
      </text:list-level-style-number>
      <text:list-level-style-number text:level="2" text:style-name="WW_5f_CharLFO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4LVL3" style:num-suffix="." style:num-format="i">
        <style:list-level-properties text:min-label-width="3.81cm" fo:text-align="end"/>
      </text:list-level-style-number>
      <text:list-level-style-number text:level="4" text:style-name="WW_5f_CharLFO4LVL4" style:num-suffix="." style:num-format="1">
        <style:list-level-properties text:space-before="4.445cm" text:min-label-width="0.635cm"/>
      </text:list-level-style-number>
      <text:list-level-style-number text:level="5" text:style-name="WW_5f_CharLFO4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4LVL6" style:num-suffix="." style:num-format="i">
        <style:list-level-properties text:min-label-width="7.62cm" fo:text-align="end"/>
      </text:list-level-style-number>
      <text:list-level-style-number text:level="7" text:style-name="WW_5f_CharLFO4LVL7" style:num-suffix="." style:num-format="1">
        <style:list-level-properties text:space-before="8.255cm" text:min-label-width="0.635cm"/>
      </text:list-level-style-number>
      <text:list-level-style-number text:level="8" text:style-name="WW_5f_CharLFO4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4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WW_5f_CharLFO5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5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5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5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5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5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5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5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5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WW_5f_CharLFO6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6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6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6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6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6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6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6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6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WW_5f_CharLFO7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7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7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7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7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7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7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7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7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WW_5f_CharLFO8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8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8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8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8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8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8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8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8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WW_5f_CharLFO9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9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9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9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9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9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9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9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9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WW_5f_CharLFO10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10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10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10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10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10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10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10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10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WW_5f_CharLFO11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11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11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11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11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11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11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11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11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="0.191cm" fo:border="none"/>
    </style:style>
    <style:style style:name="MP1" style:family="paragraph" style:parent-style-name="Standard">
      <style:paragraph-properties fo:margin-top="0cm" fo:margin-bottom="0cm" fo:line-height="115%"/>
    </style:style>
    <style:style style:name="M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<text:span text:style-name="Fonte_20_parág._20_padrão"><text:span text:style-name="MT1">Fábrica de Software – Instituto de Informática – Universidade Federal de Goiás</text:span></text:span></text:p>
              <text:p text:style-name="MP2"><text:span text:style-name="Fonte_20_parág._20_padrão"><text:span text:style-name="MT1">SGB – Sistema de Gestão Bibliográfica</text:span></text:span></text:p>
              <text:p text:style-name="MP3"><text:span text:style-name="Fonte_20_parág._20_padrão"><text:span text:style-name="MT1">SGB_GCONF_Plano_de_Gerência_da_Configuração Versão 0.1</text:span></text:span></text:p>
            </table:table-cell>
            <table:table-cell table:style-name="Tabela1.A1" office:value-type="string">
              <text:p text:style-name="MP3"><draw:frame draw:style-name="Mfr1" draw:name="Imagem 1" text:anchor-type="paragraph" svg:x="0.404cm" svg:y="0.032cm" svg:width="2.598cm" style:rel-width="scale" svg:height="1.947cm" style:rel-height="scale" draw:z-index="12"><draw:image/></draw:frame>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creation-date>2012-10-25T10:43:00Z</meta:creation-date>
    <dc:date>2012-10-25T21:12:20</dc:date>
    <meta:editing-cycles>4</meta:editing-cycles>
    <meta:editing-duration>PT1H25M48S</meta:editing-duration>
    <meta:document-statistic meta:table-count="6" meta:image-count="2" meta:object-count="0" meta:page-count="13" meta:paragraph-count="242" meta:word-count="2503" meta:character-count="16025" meta:non-whitespace-character-count="13801"/>
    <meta:template xlink:type="simple" xlink:actuate="onRequest" xlink:title="" xlink:href="Normal.dotm"/>
  </office:meta>
</office:document-meta>
</file>